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 UI" svg:font-family="'Microsoft YaHei UI'" style:font-family-generic="swiss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7.16cm"/>
    </style:style>
    <style:style style:name="co3" style:family="table-column">
      <style:table-column-properties fo:break-before="auto" style:column-width="7.78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73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3.268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376cm"/>
    </style:style>
    <style:style style:name="co15" style:family="table-column">
      <style:table-column-properties fo:break-before="auto" style:column-width="3.431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2.859cm"/>
    </style:style>
    <style:style style:name="co18" style:family="table-column">
      <style:table-column-properties fo:break-before="auto" style:column-width="2.831cm"/>
    </style:style>
    <style:style style:name="co19" style:family="table-column">
      <style:table-column-properties fo:break-before="auto" style:column-width="3.838cm"/>
    </style:style>
    <style:style style:name="co20" style:family="table-column">
      <style:table-column-properties fo:break-before="auto" style:column-width="5.745cm"/>
    </style:style>
    <style:style style:name="co21" style:family="table-column">
      <style:table-column-properties fo:break-before="auto" style:column-width="5.038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1.528cm" fo:break-before="auto" style:use-optimal-row-height="true"/>
    </style:style>
    <style:style style:name="ro11" style:family="table-row">
      <style:table-row-properties style:row-height="1.579cm" fo:break-before="auto" style:use-optimal-row-height="fals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1.446cm" fo:break-before="auto" style:use-optimal-row-height="fals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1.362cm" fo:break-before="auto" style:use-optimal-row-height="true"/>
    </style:style>
    <style:style style:name="ro17" style:family="table-row">
      <style:table-row-properties style:row-height="1.194cm" fo:break-before="auto" style:use-optimal-row-height="true"/>
    </style:style>
    <style:style style:name="ro18" style:family="table-row">
      <style:table-row-properties style:row-height="0.57cm" fo:break-before="auto" style:use-optimal-row-height="true"/>
    </style:style>
    <style:style style:name="ro19" style:family="table-row">
      <style:table-row-properties style:row-height="0.612cm" fo:break-before="auto" style:use-optimal-row-height="true"/>
    </style:style>
    <style:style style:name="ta1" style:family="table" style:master-page-name="PageStyle_5f_apresentação">
      <style:table-properties table:display="true" style:writing-mode="lr-tb"/>
    </style:style>
    <style:style style:name="ta2" style:family="table" style:master-page-name="PageStyle_5f_Vendas">
      <style:table-properties table:display="true" style:writing-mode="lr-tb"/>
    </style:style>
    <style:style style:name="ta3" style:family="table" style:master-page-name="PageStyle_5f_Tabela_20_dinâmica_5f_receita_20_por_20_cat">
      <style:table-properties table:display="true" style:writing-mode="lr-tb"/>
    </style:style>
    <style:style style:name="ta4" style:family="table" style:master-page-name="PageStyle_5f_Tabela_20_dinâmica_5f_valor_20_x_20_vendedo">
      <style:table-properties table:display="true" style:writing-mode="lr-tb"/>
    </style:style>
    <style:style style:name="ta5" style:family="table" style:master-page-name="PageStyle_5f_Tabela_20_dinâmica-Produto_20_x_20_quant">
      <style:table-properties table:display="true" style:writing-mode="lr-tb"/>
    </style:style>
    <style:style style:name="ta6" style:family="table" style:master-page-name="PageStyle_5f_Tabela_20_dinâmica_5f_categgoria_20_X_20_re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ce8" style:family="table-cell" style:parent-style-name="Default">
      <style:table-cell-properties fo:background-color="#4f4f40" style:cell-protect="protected" style:print-content="true" style:diagonal-bl-tr="none" style:diagonal-tl-br="none" style:text-align-source="value-type" style:repeat-content="false" fo:wrap-option="wrap" fo:border="0.74pt solid #dcd1d1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  <style:map style:condition="is-true-formula(MOD(ROW();2)=0)" style:apply-style-name="ConditionalStyle_5f_1" style:base-cell-address="apresentação.C25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dcd1d1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  <style:map style:condition="is-true-formula(MOD(ROW();2)=0)" style:apply-style-name="ConditionalStyle_5f_1" style:base-cell-address="apresentação.C25"/>
    </style:style>
    <style:style style:name="ce10" style:family="table-cell" style:parent-style-name="Default">
      <style:table-cell-properties fo:background-color="#4f4f4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0">
      <style:table-cell-properties style:cell-protect="protected" style:print-content="true" style:diagonal-bl-tr="none" style:diagonal-tl-br="none" style:text-align-source="fix" style:repeat-content="false" fo:wrap-option="no-wrap" fo:border="0.74pt solid #dcd1d1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MOD(ROW();2)=0)" style:apply-style-name="ConditionalStyle_5f_7" style:base-cell-address="Vendas.A2"/>
      <style:map style:condition="is-true-formula(MOD(ROW();2)=1)" style:apply-style-name="ConditionalStyle_5f_8" style:base-cell-address="Vendas.A2"/>
    </style:style>
    <style:style style:name="ce12" style:family="table-cell" style:parent-style-name="Default">
      <style:table-cell-properties fo:background-color="#2f4f4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dcd1d1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MOD(ROW();2)=0)" style:apply-style-name="ConditionalStyle_5f_7" style:base-cell-address="Vendas.A2"/>
      <style:map style:condition="is-true-formula(MOD(ROW();2)=1)" style:apply-style-name="ConditionalStyle_5f_8" style:base-cell-address="Vendas.A2"/>
    </style:style>
    <style:style style:name="ce14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dcd1d1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MOD(ROW();2)=0)" style:apply-style-name="ConditionalStyle_5f_7" style:base-cell-address="Vendas.A2"/>
      <style:map style:condition="is-true-formula(MOD(ROW();2)=1)" style:apply-style-name="ConditionalStyle_5f_8" style:base-cell-address="Vendas.A2"/>
    </style:style>
    <style:style style:name="ce27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104">
      <style:table-cell-properties style:cell-protect="protected" style:print-content="true" style:diagonal-bl-tr="none" style:diagonal-tl-br="none" style:text-align-source="fix" style:repeat-content="false" fo:wrap-option="no-wrap" fo:border="0.74pt solid #dcd1d1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MOD(ROW();2)=0)" style:apply-style-name="ConditionalStyle_5f_7" style:base-cell-address="Vendas.A2"/>
      <style:map style:condition="is-true-formula(MOD(ROW();2)=1)" style:apply-style-name="ConditionalStyle_5f_8" style:base-cell-address="Vendas.A2"/>
    </style:style>
    <style:style style:name="ce16" style:family="table-cell" style:parent-style-name="Default" style:data-style-name="N104">
      <style:table-cell-properties fo:background-color="#2f4f4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4f4f4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no-wrap" fo:border="0.74pt solid #dcd1d1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is-true-formula(MOD(ROW();2)=0)" style:apply-style-name="ConditionalStyle_5f_7" style:base-cell-address="Vendas.A2"/>
      <style:map style:condition="is-true-formula(MOD(ROW();2)=1)" style:apply-style-name="ConditionalStyle_5f_8" style:base-cell-address="Vendas.A2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f4f4f" style:font-name="Impact" fo:font-size="36pt" style:font-size-asian="36pt" style:font-size-complex="36pt"/>
    </style:style>
    <style:style style:name="ce44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map style:condition="is-true-formula(MOD(ROW();2)=0)" style:apply-style-name="TABELA_20_ZEBRADA_20_CINZA" style:base-cell-address="'Tabela dinâmica_receita por categoria'.A3"/>
      <style:map style:condition="is-true-formula(MOD(ROW();2)=1)" style:apply-style-name="BRANCO" style:base-cell-address="'Tabela dinâmica_receita por categoria'.A3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map style:condition="is-true-formula(MOD(ROW();2)=0)" style:apply-style-name="TABELA_20_ZEBRADA_20_CINZA" style:base-cell-address="'Tabela dinâmica_receita por categoria'.A3"/>
      <style:map style:condition="is-true-formula(MOD(ROW();2)=1)" style:apply-style-name="BRANCO" style:base-cell-address="'Tabela dinâmica_receita por categoria'.A3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map style:condition="is-true-formula(MOD(ROW();2)=0)" style:apply-style-name="TABELA_20_ZEBRADA_20_CINZA" style:base-cell-address="'Tabela dinâmica_receita por categoria'.A3"/>
      <style:map style:condition="is-true-formula(MOD(ROW();2)=1)" style:apply-style-name="BRANCO" style:base-cell-address="'Tabela dinâmica_receita por categoria'.A3"/>
    </style:style>
    <style:style style:name="ce47" style:family="table-cell" style:parent-style-name="Pivot_20_Table_20_Title" style:data-style-name="N0">
      <style:table-cell-properties fo:border-bottom="2.01pt solid #000000" fo:background-color="#2f4f4f" fo:border-left="2.01pt solid #000000" fo:border-right="0.99pt solid #000000" fo:border-top="0.99pt solid #000000"/>
      <style:text-properties fo:color="#ffffff"/>
    </style:style>
    <style:style style:name="ce48" style:family="table-cell" style:parent-style-name="Default">
      <style:table-cell-properties style:text-align-source="value-type" style:repeat-content="false"/>
      <style:paragraph-properties fo:margin-left="0cm"/>
    </style:style>
    <style:style style:name="ce49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map style:condition="is-true-formula(MOD(ROW();2)=0)" style:apply-style-name="TABELA_20_ZEBRADA_20_CINZA" style:base-cell-address="'Tabela dinâmica_receita por categoria'.A3"/>
      <style:map style:condition="is-true-formula(MOD(ROW();2)=1)" style:apply-style-name="BRANCO" style:base-cell-address="'Tabela dinâmica_receita por categoria'.A3"/>
    </style:style>
    <style:style style:name="ce50" style:family="table-cell" style:parent-style-name="Pivot_20_Table_20_Value" style:data-style-name="N104">
      <style:table-cell-properties fo:border-bottom="none" fo:border-left="0.99pt solid #000000" fo:border-right="2.01pt solid #000000" fo:border-top="0.99pt solid #000000"/>
      <style:map style:condition="is-true-formula(MOD(ROW();2)=0)" style:apply-style-name="TABELA_20_ZEBRADA_20_CINZA" style:base-cell-address="'Tabela dinâmica_receita por categoria'.A3"/>
      <style:map style:condition="is-true-formula(MOD(ROW();2)=1)" style:apply-style-name="BRANCO" style:base-cell-address="'Tabela dinâmica_receita por categoria'.A3"/>
    </style:style>
    <style:style style:name="ce51" style:family="table-cell" style:parent-style-name="Pivot_20_Table_20_Value" style:data-style-name="N104">
      <style:table-cell-properties fo:border-bottom="none" fo:border-left="0.99pt solid #000000" fo:border-right="2.01pt solid #000000" fo:border-top="none"/>
      <style:map style:condition="is-true-formula(MOD(ROW();2)=0)" style:apply-style-name="TABELA_20_ZEBRADA_20_CINZA" style:base-cell-address="'Tabela dinâmica_receita por categoria'.A3"/>
      <style:map style:condition="is-true-formula(MOD(ROW();2)=1)" style:apply-style-name="BRANCO" style:base-cell-address="'Tabela dinâmica_receita por categoria'.A3"/>
    </style:style>
    <style:style style:name="ce52" style:family="table-cell" style:parent-style-name="Pivot_20_Table_20_Value" style:data-style-name="N104">
      <style:table-cell-properties fo:border-bottom="0.99pt solid #000000" fo:border-left="0.99pt solid #000000" fo:border-right="2.01pt solid #000000" fo:border-top="none"/>
      <style:map style:condition="is-true-formula(MOD(ROW();2)=0)" style:apply-style-name="TABELA_20_ZEBRADA_20_CINZA" style:base-cell-address="'Tabela dinâmica_receita por categoria'.A3"/>
      <style:map style:condition="is-true-formula(MOD(ROW();2)=1)" style:apply-style-name="BRANCO" style:base-cell-address="'Tabela dinâmica_receita por categoria'.A3"/>
    </style:style>
    <style:style style:name="ce53" style:family="table-cell" style:parent-style-name="Pivot_20_Table_20_Result" style:data-style-name="N104">
      <style:table-cell-properties fo:border-bottom="2.01pt solid #000000" fo:background-color="#2f4f4f" fo:border-left="0.99pt solid #000000" fo:border-right="2.01pt solid #000000" fo:border-top="0.99pt solid #000000"/>
      <style:text-properties fo:color="#ffffff"/>
    </style:style>
    <style:style style:name="ce54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map style:condition="is-true-formula(MOD(ROW();2)=0)" style:apply-style-name="TABELA_20_ZEBRADA_20_CINZA" style:base-cell-address="'Tabela dinâmica_valor x vendedor'.A3"/>
      <style:map style:condition="is-true-formula(MOD(ROW();2)=1)" style:apply-style-name="BRANCO" style:base-cell-address="'Tabela dinâmica_valor x vendedor'.A3"/>
    </style:style>
    <style:style style:name="ce5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map style:condition="is-true-formula(MOD(ROW();2)=0)" style:apply-style-name="TABELA_20_ZEBRADA_20_CINZA" style:base-cell-address="'Tabela dinâmica_valor x vendedor'.A3"/>
      <style:map style:condition="is-true-formula(MOD(ROW();2)=1)" style:apply-style-name="BRANCO" style:base-cell-address="'Tabela dinâmica_valor x vendedor'.A3"/>
    </style:style>
    <style:style style:name="ce56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map style:condition="is-true-formula(MOD(ROW();2)=0)" style:apply-style-name="TABELA_20_ZEBRADA_20_CINZA" style:base-cell-address="'Tabela dinâmica_valor x vendedor'.A3"/>
      <style:map style:condition="is-true-formula(MOD(ROW();2)=1)" style:apply-style-name="BRANCO" style:base-cell-address="'Tabela dinâmica_valor x vendedor'.A3"/>
    </style:style>
    <style:style style:name="ce57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map style:condition="is-true-formula(MOD(ROW();2)=0)" style:apply-style-name="TABELA_20_ZEBRADA_20_CINZA" style:base-cell-address="'Tabela dinâmica_valor x vendedor'.A3"/>
      <style:map style:condition="is-true-formula(MOD(ROW();2)=1)" style:apply-style-name="BRANCO" style:base-cell-address="'Tabela dinâmica_valor x vendedor'.A3"/>
    </style:style>
    <style:style style:name="ce58" style:family="table-cell" style:parent-style-name="Pivot_20_Table_20_Value" style:data-style-name="N104">
      <style:table-cell-properties fo:border-bottom="none" fo:border-left="0.99pt solid #000000" fo:border-right="2.01pt solid #000000" fo:border-top="0.99pt solid #000000"/>
      <style:map style:condition="is-true-formula(MOD(ROW();2)=0)" style:apply-style-name="TABELA_20_ZEBRADA_20_CINZA" style:base-cell-address="'Tabela dinâmica_valor x vendedor'.A3"/>
      <style:map style:condition="is-true-formula(MOD(ROW();2)=1)" style:apply-style-name="BRANCO" style:base-cell-address="'Tabela dinâmica_valor x vendedor'.A3"/>
    </style:style>
    <style:style style:name="ce59" style:family="table-cell" style:parent-style-name="Pivot_20_Table_20_Value" style:data-style-name="N104">
      <style:table-cell-properties fo:border-bottom="none" fo:border-left="0.99pt solid #000000" fo:border-right="2.01pt solid #000000" fo:border-top="none"/>
      <style:map style:condition="is-true-formula(MOD(ROW();2)=0)" style:apply-style-name="TABELA_20_ZEBRADA_20_CINZA" style:base-cell-address="'Tabela dinâmica_valor x vendedor'.A3"/>
      <style:map style:condition="is-true-formula(MOD(ROW();2)=1)" style:apply-style-name="BRANCO" style:base-cell-address="'Tabela dinâmica_valor x vendedor'.A3"/>
    </style:style>
    <style:style style:name="ce60" style:family="table-cell" style:parent-style-name="Pivot_20_Table_20_Value" style:data-style-name="N104">
      <style:table-cell-properties fo:border-bottom="0.99pt solid #000000" fo:border-left="0.99pt solid #000000" fo:border-right="2.01pt solid #000000" fo:border-top="none"/>
      <style:map style:condition="is-true-formula(MOD(ROW();2)=0)" style:apply-style-name="TABELA_20_ZEBRADA_20_CINZA" style:base-cell-address="'Tabela dinâmica_valor x vendedor'.A3"/>
      <style:map style:condition="is-true-formula(MOD(ROW();2)=1)" style:apply-style-name="BRANCO" style:base-cell-address="'Tabela dinâmica_valor x vendedor'.A3"/>
    </style:style>
    <style:style style:name="ce61" style:family="table-cell" style:parent-style-name="Default">
      <style:text-properties fo:color="#2f4f4f" style:font-name="Impact" fo:font-size="32pt" style:font-size-asian="32pt" style:font-size-complex="32pt"/>
    </style:style>
    <style:style style:name="ce62" style:family="table-cell" style:parent-style-name="Default">
      <style:text-properties fo:font-size="32pt" style:font-size-asian="32pt" style:font-size-complex="32pt"/>
    </style:style>
    <style:style style:name="ce71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map style:condition="is-true-formula(MOD(ROW();2)=0)" style:apply-style-name="TABELA_20_ZEBRADA_20_CINZA" style:base-cell-address="'Tabela dinâmica-Produto x quant'.A1"/>
      <style:map style:condition="is-true-formula(MOD(ROW();2)=1)" style:apply-style-name="BRANCO" style:base-cell-address="'Tabela dinâmica-Produto x quant'.A1"/>
    </style:style>
    <style:style style:name="ce7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map style:condition="is-true-formula(MOD(ROW();2)=0)" style:apply-style-name="TABELA_20_ZEBRADA_20_CINZA" style:base-cell-address="'Tabela dinâmica-Produto x quant'.A1"/>
      <style:map style:condition="is-true-formula(MOD(ROW();2)=1)" style:apply-style-name="BRANCO" style:base-cell-address="'Tabela dinâmica-Produto x quant'.A1"/>
    </style:style>
    <style:style style:name="ce73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map style:condition="is-true-formula(MOD(ROW();2)=0)" style:apply-style-name="TABELA_20_ZEBRADA_20_CINZA" style:base-cell-address="'Tabela dinâmica-Produto x quant'.A1"/>
      <style:map style:condition="is-true-formula(MOD(ROW();2)=1)" style:apply-style-name="BRANCO" style:base-cell-address="'Tabela dinâmica-Produto x quant'.A1"/>
    </style:style>
    <style:style style:name="ce79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map style:condition="is-true-formula(MOD(ROW();2)=0)" style:apply-style-name="TABELA_20_ZEBRADA_20_CINZA" style:base-cell-address="'Tabela dinâmica-Produto x quant'.A1"/>
      <style:map style:condition="is-true-formula(MOD(ROW();2)=1)" style:apply-style-name="BRANCO" style:base-cell-address="'Tabela dinâmica-Produto x quant'.A1"/>
    </style:style>
    <style:style style:name="ce91" style:family="table-cell" style:parent-style-name="Pivot_20_Table_20_Value" style:data-style-name="N3">
      <style:table-cell-properties fo:border-bottom="none" fo:border-left="0.99pt solid #000000" fo:border-right="2.01pt solid #000000" fo:border-top="0.99pt solid #000000"/>
      <style:map style:condition="is-true-formula(MOD(ROW();2)=0)" style:apply-style-name="TABELA_20_ZEBRADA_20_CINZA" style:base-cell-address="'Tabela dinâmica-Produto x quant'.A1"/>
      <style:map style:condition="is-true-formula(MOD(ROW();2)=1)" style:apply-style-name="BRANCO" style:base-cell-address="'Tabela dinâmica-Produto x quant'.A1"/>
    </style:style>
    <style:style style:name="ce92" style:family="table-cell" style:parent-style-name="Pivot_20_Table_20_Value" style:data-style-name="N3">
      <style:table-cell-properties fo:border-bottom="none" fo:border-left="0.99pt solid #000000" fo:border-right="2.01pt solid #000000" fo:border-top="none"/>
      <style:map style:condition="is-true-formula(MOD(ROW();2)=0)" style:apply-style-name="TABELA_20_ZEBRADA_20_CINZA" style:base-cell-address="'Tabela dinâmica-Produto x quant'.A1"/>
      <style:map style:condition="is-true-formula(MOD(ROW();2)=1)" style:apply-style-name="BRANCO" style:base-cell-address="'Tabela dinâmica-Produto x quant'.A1"/>
    </style:style>
    <style:style style:name="ce93" style:family="table-cell" style:parent-style-name="Pivot_20_Table_20_Value">
      <style:table-cell-properties fo:border-bottom="none" fo:border-left="0.99pt solid #000000" fo:border-right="2.01pt solid #000000" fo:border-top="none"/>
      <style:map style:condition="is-true-formula(MOD(ROW();2)=0)" style:apply-style-name="TABELA_20_ZEBRADA_20_CINZA" style:base-cell-address="'Tabela dinâmica-Produto x quant'.A1"/>
      <style:map style:condition="is-true-formula(MOD(ROW();2)=1)" style:apply-style-name="BRANCO" style:base-cell-address="'Tabela dinâmica-Produto x quant'.A1"/>
    </style:style>
    <style:style style:name="ce94" style:family="table-cell" style:parent-style-name="Pivot_20_Table_20_Value" style:data-style-name="N3">
      <style:table-cell-properties fo:border-bottom="0.99pt solid #000000" fo:border-left="0.99pt solid #000000" fo:border-right="2.01pt solid #000000" fo:border-top="none"/>
      <style:map style:condition="is-true-formula(MOD(ROW();2)=0)" style:apply-style-name="TABELA_20_ZEBRADA_20_CINZA" style:base-cell-address="'Tabela dinâmica-Produto x quant'.A1"/>
      <style:map style:condition="is-true-formula(MOD(ROW();2)=1)" style:apply-style-name="BRANCO" style:base-cell-address="'Tabela dinâmica-Produto x quant'.A1"/>
    </style:style>
    <style:style style:name="ce96" style:family="table-cell" style:parent-style-name="Pivot_20_Table_20_Result" style:data-style-name="N3">
      <style:table-cell-properties fo:border-bottom="2.01pt solid #000000" fo:background-color="#2f4f4f" fo:border-left="0.99pt solid #000000" fo:border-right="2.01pt solid #000000" fo:border-top="0.99pt solid #000000"/>
      <style:text-properties fo:color="#ffffff"/>
    </style:style>
    <style:style style:name="ce6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2" style:family="table-cell" style:parent-style-name="Pivot_20_Table_20_Corner">
      <style:table-cell-properties fo:border-bottom="none" fo:border-left="2.01pt solid #000000" fo:border-right="0.99pt solid #000000" fo:border-top="2.01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03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0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05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f4f4f" style:font-name="Impact" fo:font-size="32pt" style:font-size-asian="32pt" style:font-size-complex="32pt"/>
    </style:style>
    <style:style style:name="ce107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08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09" style:family="table-cell" style:parent-style-name="Pivot_20_Table_20_Value" style:data-style-name="N104">
      <style:table-cell-properties fo:border-bottom="none" fo:border-left="0.99pt solid #000000" fo:border-right="none" fo:border-top="0.99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10" style:family="table-cell" style:parent-style-name="Pivot_20_Table_20_Value" style:data-style-name="N104">
      <style:table-cell-properties fo:border-bottom="none" fo:border-left="0.99pt solid #000000" fo:border-right="none" fo:border-top="none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11" style:family="table-cell" style:parent-style-name="Pivot_20_Table_20_Value" style:data-style-name="N104">
      <style:table-cell-properties fo:border-bottom="0.99pt solid #000000" fo:border-left="0.99pt solid #000000" fo:border-right="none" fo:border-top="none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12" style:family="table-cell" style:parent-style-name="Pivot_20_Table_20_Result" style:data-style-name="N104">
      <style:table-cell-properties fo:border-bottom="2.01pt solid #000000" fo:background-color="#2f4f4f" fo:border-left="0.99pt solid #000000" fo:border-right="none" fo:border-top="0.99pt solid #000000"/>
      <style:text-properties fo:color="#ffffff"/>
    </style:style>
    <style:style style:name="ce113" style:family="table-cell" style:parent-style-name="Pivot_20_Table_20_Corner">
      <style:table-cell-properties fo:border-bottom="0.99pt solid #000000" fo:border-left="none" fo:border-right="none" fo:border-top="2.01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15" style:family="table-cell" style:parent-style-name="Pivot_20_Table_20_Category" style:data-style-name="N0">
      <style:table-cell-properties fo:border-bottom="0.99pt solid #000000" fo:border-left="none" fo:border-right="none" fo:border-top="none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16" style:family="table-cell" style:parent-style-name="Pivot_20_Table_20_Value" style:data-style-name="N104">
      <style:table-cell-properties fo:border-bottom="none" fo:border-left="none" fo:border-right="none" fo:border-top="0.99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17" style:family="table-cell" style:parent-style-name="Pivot_20_Table_20_Value" style:data-style-name="N104"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18" style:family="table-cell" style:parent-style-name="Pivot_20_Table_20_Value" style:data-style-name="N104">
      <style:table-cell-properties fo:border-bottom="0.99pt solid #000000" fo:border-left="none" fo:border-right="none" fo:border-top="none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19" style:family="table-cell" style:parent-style-name="Pivot_20_Table_20_Result" style:data-style-name="N104">
      <style:table-cell-properties fo:border-bottom="2.01pt solid #000000" fo:background-color="#2f4f4f" fo:border-left="none" fo:border-right="none" fo:border-top="0.99pt solid #000000"/>
      <style:text-properties fo:color="#ffffff"/>
    </style:style>
    <style:style style:name="ce120" style:family="table-cell" style:parent-style-name="Pivot_20_Table_20_Value" style:data-style-name="N104">
      <style:table-cell-properties fo:border-bottom="none" fo:border-left="none" fo:border-right="0.99pt solid #000000" fo:border-top="0.99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21" style:family="table-cell" style:parent-style-name="Pivot_20_Table_20_Value" style:data-style-name="N104">
      <style:table-cell-properties fo:border-bottom="none" fo:border-left="none" fo:border-right="0.99pt solid #000000" fo:border-top="none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22" style:family="table-cell" style:parent-style-name="Pivot_20_Table_20_Value" style:data-style-name="N104">
      <style:table-cell-properties fo:border-bottom="0.99pt solid #000000" fo:border-left="none" fo:border-right="0.99pt solid #000000" fo:border-top="none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23" style:family="table-cell" style:parent-style-name="Pivot_20_Table_20_Result" style:data-style-name="N104">
      <style:table-cell-properties fo:border-bottom="2.01pt solid #000000" fo:background-color="#2f4f4f" fo:border-left="none" fo:border-right="0.99pt solid #000000" fo:border-top="0.99pt solid #000000"/>
      <style:text-properties fo:color="#ffffff"/>
    </style:style>
    <style:style style:name="ce124" style:family="table-cell" style:parent-style-name="Pivot_20_Table_20_Corner">
      <style:table-cell-properties fo:border-bottom="0.99pt solid #000000" fo:border-left="none" fo:border-right="2.01pt solid #000000" fo:border-top="2.01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27" style:family="table-cell" style:parent-style-name="Pivot_20_Table_20_Result" style:data-style-name="N104">
      <style:table-cell-properties fo:border-bottom="none" fo:border-left="0.99pt solid #000000" fo:border-right="2.01pt solid #000000" fo:border-top="0.99pt solid #000000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28" style:family="table-cell" style:parent-style-name="Pivot_20_Table_20_Result" style:data-style-name="N104">
      <style:table-cell-properties fo:border-bottom="none" fo:border-left="0.99pt solid #000000" fo:border-right="2.01pt solid #000000" fo:border-top="none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31" style:family="table-cell" style:parent-style-name="Pivot_20_Table_20_Result" style:data-style-name="N104">
      <style:table-cell-properties fo:border-bottom="0.99pt solid #000000" fo:border-left="0.99pt solid #000000" fo:border-right="2.01pt solid #000000" fo:border-top="none"/>
      <style:map style:condition="is-true-formula(MOD(ROW();2)=0)" style:apply-style-name="TABELA_20_ZEBRADA_20_CINZA" style:base-cell-address="'Tabela dinâmica_categgoria X região'.A3"/>
      <style:map style:condition="is-true-formula(MOD(ROW();2)=1)" style:apply-style-name="BRANCO" style:base-cell-address="'Tabela dinâmica_categgoria X região'.A3"/>
    </style:style>
    <style:style style:name="ce125" style:family="table-cell" style:parent-style-name="Default">
      <style:text-properties style:font-name="Microsoft YaHei UI" fo:font-size="28pt" style:font-size-asian="28pt" style:font-size-complex="28pt"/>
    </style:style>
    <style:style style:name="ce129" style:family="table-cell" style:parent-style-name="Default">
      <style:table-cell-properties fo:background-color="#7e6b5a" style:text-align-source="fix" style:repeat-content="false" fo:border="0.74pt solid #000000"/>
      <style:paragraph-properties fo:text-align="center" fo:margin-left="0cm"/>
      <style:text-properties fo:color="#ffffff" style:font-name="Microsoft YaHei UI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ackground-color="#f5f5dc" style:text-align-source="fix" style:repeat-content="false" fo:border="0.74pt solid #000000"/>
      <style:paragraph-properties fo:text-align="start" fo:margin-left="0cm"/>
      <style:text-properties fo:font-size="12pt" style:font-size-asian="12pt" style:font-size-complex="12pt"/>
    </style:style>
    <style:style style:name="ce142" style:family="table-cell" style:parent-style-name="Default">
      <style:table-cell-properties fo:background-color="#f5f5dc"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5f5dc" fo:wrap-option="wrap" fo:border="0.74pt solid #000000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5f5dc" fo:wrap-option="wrap" fo:border="0.74pt solid #000000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wrap-option="no-wrap" style:vertical-align="automatic"/>
      <style:text-properties style:use-window-font-color="true" style:text-outline="false" style:text-line-through-style="none" style:text-line-through-type="none" style:font-name="Microsoft YaHei UI" fo:font-size="2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7e6b5a" fo:wrap-option="wrap" fo:border="0.74pt solid #9f9696"/>
      <style:text-properties fo:color="#ffffff" style:text-outline="false" style:text-line-through-style="none" style:text-line-through-type="none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5f5dc" fo:wrap-option="wrap" fo:border="0.74pt solid #9f9696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fo:color="#d2691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fo:color="#d2691e" fo:font-size="12pt" style:font-size-asian="12pt" style:font-size-complex="12pt"/>
    </style:style>
    <style:style style:name="ce150" style:family="table-cell" style:parent-style-name="Default">
      <style:table-cell-properties fo:background-color="#7e6b5a" style:text-align-source="fix" style:repeat-content="false" fo:border="0.74pt solid #000000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104">
      <style:table-cell-properties fo:background-color="#f5f5dc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>
      <style:table-cell-properties fo:background-color="#f5f5dc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 style:data-style-name="N104">
      <style:table-cell-properties fo:background-color="#f5f5dc" style:text-align-source="fix" style:repeat-content="false" fo:border="0.74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154" style:family="table-cell" style:parent-style-name="Default" style:data-style-name="N104">
      <style:table-cell-properties fo:background-color="#f5f5dc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7e6b5a" fo:border="0.74pt solid #9f9696"/>
      <style:text-properties fo:color="#ffffff" fo:font-size="13pt" fo:font-weight="bold" style:font-size-asian="13pt" style:font-weight-asian="bold" style:font-size-complex="13pt" style:font-weight-complex="bold"/>
    </style:style>
    <style:style style:name="ce138" style:family="table-cell" style:parent-style-name="Default">
      <style:table-cell-properties fo:background-color="#f5f5dc" fo:wrap-option="wrap" fo:border="0.74pt solid #9f9696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ext-properties fo:color="#d2691e" fo:font-size="12pt" style:font-size-asian="12pt" style:font-size-complex="12pt"/>
    </style:style>
    <style:style style:name="ce158" style:family="table-cell" style:parent-style-name="Default" style:data-style-name="N104"/>
    <style:style style:name="ce139" style:family="table-cell" style:parent-style-name="Default">
      <style:text-properties fo:font-size="12pt" style:font-size-asian="12pt" style:font-size-complex="12pt"/>
    </style:style>
    <style:style style:name="ce140" style:family="table-cell" style:parent-style-name="Default">
      <style:table-cell-properties fo:background-color="#f5f5dc" fo:border="0.74pt solid #9f9696"/>
      <style:text-properties fo:font-size="12pt" style:font-size-asian="12pt" style:font-size-complex="12pt"/>
    </style:style>
    <style:style style:name="ce179" style:family="table-cell" style:parent-style-name="Default">
      <style:table-cell-properties fo:background-color="#4b2e2e" style:text-align-source="fix" style:repeat-content="false" fo:border="0.74pt solid #000000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>
      <style:table-cell-properties fo:background-color="#4b2e2e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ackground-color="#f5deb3" fo:border="0.74pt solid #000000"/>
    </style:style>
    <style:style style:name="ce182" style:family="table-cell" style:parent-style-name="Default">
      <style:table-cell-properties fo:border="0.74pt solid #000000"/>
    </style:style>
    <style:style style:name="ce165" style:family="table-cell" style:parent-style-name="Default" style:data-style-name="N104">
      <style:table-cell-properties fo:background-color="#f5deb3" fo:border="0.74pt solid #000000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use-window-font-color="true" style:font-name="Times New Roman" fo:font-size="1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resentaçã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Default"/>
        <table:table-row table:style-name="ro1" table:number-rows-repeated="8">
          <table:table-cell table:number-columns-repeated="14"/>
        </table:table-row>
        <table:table-row table:style-name="ro2">
          <table:table-cell table:style-name="ce4" office:value-type="string" calcext:value-type="string" table:number-columns-spanned="6" table:number-rows-spanned="1">
            <text:p>📊 Apresentação do Projeto – Análise de Vendas </text:p>
          </table:table-cell>
          <table:covered-table-cell table:number-columns-repeated="5" table:style-name="ce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utora: Lidian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Data: 27 de agosto de 2025 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<text:span text:style-name="T1">Ferramenta utilizada: </text:span><text:span text:style-name="T2">LibreOffice Calc</text:span><text:span text:style-name="T3"> </text:span>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3" office:value-type="string" calcext:value-type="string">
            <text:p><text:span text:style-name="T1">Projeto: </text:span><text:span text:style-name="T2">Análise de desempenho comercial por produto, vendedor e região </text:span>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number-columns-repeated="2"/>
          <table:table-cell table:style-name="ce6" office:value-type="string" calcext:value-type="string" table:number-columns-spanned="12" table:number-rows-spanned="1">
            <text:p>🎯 Objetivo </text:p>
          </table:table-cell>
          <table:covered-table-cell table:number-columns-repeated="11" table:style-name="ce6"/>
        </table:table-row>
        <table:table-row table:style-name="ro5">
          <table:table-cell table:number-columns-repeated="2"/>
          <table:table-cell table:style-name="ce7" office:value-type="string" calcext:value-type="string" table:number-columns-spanned="12" table:number-rows-spanned="1">
            <text:p>Este projeto tem como finalidade analisar os dados de vendas com foco em: </text:p>
          </table:table-cell>
          <table:covered-table-cell table:number-columns-repeated="11" table:style-name="ce7"/>
        </table:table-row>
        <table:table-row table:style-name="ro5">
          <table:table-cell table:number-columns-repeated="2"/>
          <table:table-cell table:style-name="ce17" office:value-type="string" calcext:value-type="string" table:number-columns-spanned="12" table:number-rows-spanned="1">
            <text:p>Identificar os produtos com maior e menor desempenho </text:p>
          </table:table-cell>
          <table:covered-table-cell table:number-columns-repeated="11" table:style-name="ce17"/>
        </table:table-row>
        <table:table-row table:style-name="ro5">
          <table:table-cell table:number-columns-repeated="2"/>
          <table:table-cell table:style-name="ce17" office:value-type="string" calcext:value-type="string" table:number-columns-spanned="12" table:number-rows-spanned="1">
            <text:p>Avaliar a performance dos vendedores por região </text:p>
          </table:table-cell>
          <table:covered-table-cell table:number-columns-repeated="11" table:style-name="ce17"/>
        </table:table-row>
        <table:table-row table:style-name="ro5">
          <table:table-cell table:number-columns-repeated="2"/>
          <table:table-cell table:style-name="ce17" office:value-type="string" calcext:value-type="string" table:number-columns-spanned="12" table:number-rows-spanned="1">
            <text:p>Detectar padrões de sazonalidade ou variações mensais </text:p>
          </table:table-cell>
          <table:covered-table-cell table:number-columns-repeated="11" table:style-name="ce17"/>
        </table:table-row>
        <table:table-row table:style-name="ro5">
          <table:table-cell table:number-columns-repeated="2"/>
          <table:table-cell table:style-name="ce17" office:value-type="string" calcext:value-type="string" table:number-columns-spanned="12" table:number-rows-spanned="1">
            <text:p>Gerar insights para tomada de decisão estratégica</text:p>
          </table:table-cell>
          <table:covered-table-cell table:number-columns-repeated="11" table:style-name="ce17"/>
        </table:table-row>
        <table:table-row table:style-name="ro1">
          <table:table-cell table:number-columns-repeated="14"/>
        </table:table-row>
        <table:table-row table:style-name="ro4">
          <table:table-cell table:number-columns-repeated="2"/>
          <table:table-cell table:style-name="ce19" office:value-type="string" calcext:value-type="string" table:number-columns-spanned="2" table:number-rows-spanned="1">
            <text:p>📁 Estrutura da Planilha </text:p>
          </table:table-cell>
          <table:covered-table-cell table:style-name="ce19"/>
          <table:table-cell table:number-columns-repeated="10"/>
        </table:table-row>
        <table:table-row table:style-name="ro6">
          <table:table-cell table:number-columns-repeated="2"/>
          <table:table-cell table:style-name="ce8" office:value-type="string" calcext:value-type="string">
            <text:p>Aba </text:p>
          </table:table-cell>
          <table:table-cell table:style-name="ce8" office:value-type="string" calcext:value-type="string">
            <text:p>Conteúdo </text:p>
          </table:table-cell>
          <table:table-cell table:number-columns-repeated="10"/>
        </table:table-row>
        <table:table-row table:style-name="ro7">
          <table:table-cell table:number-columns-repeated="2"/>
          <table:table-cell table:style-name="ce9" office:value-type="string" calcext:value-type="string">
            <text:p>Dados Brutos </text:p>
          </table:table-cell>
          <table:table-cell table:style-name="ce9" office:value-type="string" calcext:value-type="string">
            <text:p>Registro completo das vendas por produto, vendedor, data e região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9" office:value-type="string" calcext:value-type="string">
            <text:p>Resumo </text:p>
          </table:table-cell>
          <table:table-cell table:style-name="ce9" office:value-type="string" calcext:value-type="string">
            <text:p>Tabela dinâmica com totais por categoria, vendedor e produto </text:p>
          </table:table-cell>
          <table:table-cell table:number-columns-repeated="10"/>
        </table:table-row>
        <table:table-row table:style-name="ro7">
          <table:table-cell table:number-columns-repeated="2"/>
          <table:table-cell table:style-name="ce9" office:value-type="string" calcext:value-type="string">
            <text:p>Gráficos </text:p>
          </table:table-cell>
          <table:table-cell table:style-name="ce9" office:value-type="string" calcext:value-type="string">
            <text:p>Visualizações com destaque para desempenho por vendedor e categoria 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9" office:value-type="string" calcext:value-type="string">
            <text:p>Apresentação </text:p>
          </table:table-cell>
          <table:table-cell table:style-name="ce9" office:value-type="string" calcext:value-type="string">
            <text:p>Informações gerais do projeto e objetivos (esta aba) </text:p>
          </table:table-cell>
          <table:table-cell table:number-columns-repeated="10"/>
        </table:table-row>
        <table:table-row table:style-name="ro1" table:number-rows-repeated="1048546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apresentação.C25:apresentação.D29">
            <calcext:condition calcext:apply-style-name="ConditionalStyle_1" calcext:value="formula-is(MOD(ROW();2)=0)" calcext:base-cell-address="apresentação.C25"/>
          </calcext:conditional-format>
        </calcext:conditional-formats>
      </table:table>
      <table:table table:name="Vendas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4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Default"/>
        <table:table-column table:style-name="co10" table:default-cell-style-name="ce1"/>
        <table:table-row table:style-name="ro9">
          <table:table-cell table:style-name="ce10" office:value-type="string" calcext:value-type="string">
            <text:p>Data da Venda</text:p>
          </table:table-cell>
          <table:table-cell table:style-name="ce10" office:value-type="string" calcext:value-type="string">
            <text:p>Produto</text:p>
          </table:table-cell>
          <table:table-cell table:style-name="ce10" office:value-type="string" calcext:value-type="string">
            <text:p>Categoria</text:p>
          </table:table-cell>
          <table:table-cell table:style-name="ce10" office:value-type="string" calcext:value-type="string">
            <text:p>Quantidade</text:p>
          </table:table-cell>
          <table:table-cell table:style-name="ce10" office:value-type="string" calcext:value-type="string">
            <text:p>Valor Unitário</text:p>
          </table:table-cell>
          <table:table-cell table:style-name="ce10" office:value-type="string" calcext:value-type="string">
            <text:p>Vendedor</text:p>
          </table:table-cell>
          <table:table-cell table:style-name="ce10" office:value-type="string" calcext:value-type="string">
            <text:p>Região</text:p>
          </table:table-cell>
          <table:table-cell table:style-name="ce32" office:value-type="string" calcext:value-type="string">
            <text:p>valor total</text:p>
          </table:table-cell>
        </table:table-row>
        <table:table-row table:style-name="ro1">
          <table:table-cell table:style-name="ce11" office:value-type="date" office:date-value="2025-01-01" calcext:value-type="date">
            <text:p>01/01/25</text:p>
          </table:table-cell>
          <table:table-cell table:style-name="ce13" office:value-type="string" calcext:value-type="string">
            <text:p>Camiseta Básica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2]*[.E2]" office:value-type="currency" office:currency="BRL" office:value="79.8" calcext:value-type="currency">
            <text:p>R$ 79,80</text:p>
          </table:table-cell>
        </table:table-row>
        <table:table-row table:style-name="ro1">
          <table:table-cell table:style-name="ce11" office:value-type="date" office:date-value="2025-01-01" calcext:value-type="date">
            <text:p>01/01/25</text:p>
          </table:table-cell>
          <table:table-cell table:style-name="ce13" office:value-type="string" calcext:value-type="string">
            <text:p>Vestido Floral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3]*[.E3]" office:value-type="currency" office:currency="BRL" office:value="89.9" calcext:value-type="currency">
            <text:p>R$ 89,90</text:p>
          </table:table-cell>
        </table:table-row>
        <table:table-row table:style-name="ro1">
          <table:table-cell table:style-name="ce11" office:value-type="date" office:date-value="2025-01-02" calcext:value-type="date">
            <text:p>02/01/25</text:p>
          </table:table-cell>
          <table:table-cell table:style-name="ce13" office:value-type="string" calcext:value-type="string">
            <text:p>Bermud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4]*[.E4]" office:value-type="currency" office:currency="BRL" office:value="179.7" calcext:value-type="currency">
            <text:p>R$ 179,70</text:p>
          </table:table-cell>
        </table:table-row>
        <table:table-row table:style-name="ro1">
          <table:table-cell table:style-name="ce11" office:value-type="date" office:date-value="2025-01-02" calcext:value-type="date">
            <text:p>02/01/25</text:p>
          </table:table-cell>
          <table:table-cell table:style-name="ce13" office:value-type="string" calcext:value-type="string">
            <text:p>Blusa Manga Long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5]*[.E5]" office:value-type="currency" office:currency="BRL" office:value="99.8" calcext:value-type="currency">
            <text:p>R$ 99,80</text:p>
          </table:table-cell>
        </table:table-row>
        <table:table-row table:style-name="ro1">
          <table:table-cell table:style-name="ce11" office:value-type="date" office:date-value="2025-01-03" calcext:value-type="date">
            <text:p>03/01/25</text:p>
          </table:table-cell>
          <table:table-cell table:style-name="ce13" office:value-type="string" calcext:value-type="string">
            <text:p>Jaqueta Jeans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29.9" calcext:value-type="currency">
            <text:p>R$ 12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6]*[.E6]" office:value-type="currency" office:currency="BRL" office:value="129.9" calcext:value-type="currency">
            <text:p>R$ 129,90</text:p>
          </table:table-cell>
        </table:table-row>
        <table:table-row table:style-name="ro1">
          <table:table-cell table:style-name="ce11" office:value-type="date" office:date-value="2025-01-03" calcext:value-type="date">
            <text:p>03/01/25</text:p>
          </table:table-cell>
          <table:table-cell table:style-name="ce13" office:value-type="string" calcext:value-type="string">
            <text:p>Calça Skinny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79.9" calcext:value-type="currency">
            <text:p>R$ 7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7]*[.E7]" office:value-type="currency" office:currency="BRL" office:value="159.8" calcext:value-type="currency">
            <text:p>R$ 159,80</text:p>
          </table:table-cell>
        </table:table-row>
        <table:table-row table:style-name="ro1">
          <table:table-cell table:style-name="ce11" office:value-type="date" office:date-value="2025-01-04" calcext:value-type="date">
            <text:p>04/01/25</text:p>
          </table:table-cell>
          <table:table-cell table:style-name="ce13" office:value-type="string" calcext:value-type="string">
            <text:p>Camisa Pol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69.9" calcext:value-type="currency">
            <text:p>R$ 6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8]*[.E8]" office:value-type="currency" office:currency="BRL" office:value="69.9" calcext:value-type="currency">
            <text:p>R$ 69,90</text:p>
          </table:table-cell>
        </table:table-row>
        <table:table-row table:style-name="ro1">
          <table:table-cell table:style-name="ce11" office:value-type="date" office:date-value="2025-01-04" calcext:value-type="date">
            <text:p>04/01/25</text:p>
          </table:table-cell>
          <table:table-cell table:style-name="ce13" office:value-type="string" calcext:value-type="string">
            <text:p>Saia Midi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9]*[.E9]" office:value-type="currency" office:currency="BRL" office:value="119.8" calcext:value-type="currency">
            <text:p>R$ 119,80</text:p>
          </table:table-cell>
        </table:table-row>
        <table:table-row table:style-name="ro1">
          <table:table-cell table:style-name="ce11" office:value-type="date" office:date-value="2025-01-05" calcext:value-type="date">
            <text:p>05/01/25</text:p>
          </table:table-cell>
          <table:table-cell table:style-name="ce13" office:value-type="string" calcext:value-type="string">
            <text:p>Moletom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99.9" calcext:value-type="currency">
            <text:p>R$ 99,90</text:p>
          </table:table-cell>
          <table:table-cell table:style-name="ce13" office:value-type="string" calcext:value-type="string">
            <text:p>Juliana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10]*[.E10]" office:value-type="currency" office:currency="BRL" office:value="99.9" calcext:value-type="currency">
            <text:p>R$ 99,90</text:p>
          </table:table-cell>
        </table:table-row>
        <table:table-row table:style-name="ro1">
          <table:table-cell table:style-name="ce11" office:value-type="date" office:date-value="2025-01-05" calcext:value-type="date">
            <text:p>05/01/25</text:p>
          </table:table-cell>
          <table:table-cell table:style-name="ce13" office:value-type="string" calcext:value-type="string">
            <text:p>Body Bebê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29.9" calcext:value-type="currency">
            <text:p>R$ 29,90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11]*[.E11]" office:value-type="currency" office:currency="BRL" office:value="89.7" calcext:value-type="currency">
            <text:p>R$ 89,70</text:p>
          </table:table-cell>
        </table:table-row>
        <table:table-row table:style-name="ro1">
          <table:table-cell table:style-name="ce11" office:value-type="date" office:date-value="2025-01-06" calcext:value-type="date">
            <text:p>06/01/25</text:p>
          </table:table-cell>
          <table:table-cell table:style-name="ce13" office:value-type="string" calcext:value-type="string">
            <text:p>Camiseta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4.9" calcext:value-type="currency">
            <text:p>R$ 34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12]*[.E12]" office:value-type="currency" office:currency="BRL" office:value="69.8" calcext:value-type="currency">
            <text:p>R$ 69,80</text:p>
          </table:table-cell>
        </table:table-row>
        <table:table-row table:style-name="ro1">
          <table:table-cell table:style-name="ce11" office:value-type="date" office:date-value="2025-01-06" calcext:value-type="date">
            <text:p>06/01/25</text:p>
          </table:table-cell>
          <table:table-cell table:style-name="ce13" office:value-type="string" calcext:value-type="string">
            <text:p>Vestido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13]*[.E13]" office:value-type="currency" office:currency="BRL" office:value="49.9" calcext:value-type="currency">
            <text:p>R$ 49,90</text:p>
          </table:table-cell>
        </table:table-row>
        <table:table-row table:style-name="ro1">
          <table:table-cell table:style-name="ce11" office:value-type="date" office:date-value="2025-01-07" calcext:value-type="date">
            <text:p>07/01/25</text:p>
          </table:table-cell>
          <table:table-cell table:style-name="ce13" office:value-type="string" calcext:value-type="string">
            <text:p>Boné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currency" office:currency="BRL" office:value="19.9" calcext:value-type="currency">
            <text:p>R$ 1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14]*[.E14]" office:value-type="currency" office:currency="BRL" office:value="79.6" calcext:value-type="currency">
            <text:p>R$ 79,60</text:p>
          </table:table-cell>
        </table:table-row>
        <table:table-row table:style-name="ro1">
          <table:table-cell table:style-name="ce11" office:value-type="date" office:date-value="2025-01-07" calcext:value-type="date">
            <text:p>07/01/25</text:p>
          </table:table-cell>
          <table:table-cell table:style-name="ce13" office:value-type="string" calcext:value-type="string">
            <text:p>Meia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currency" office:currency="BRL" office:value="9.9" calcext:value-type="currency">
            <text:p>R$ 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15]*[.E15]" office:value-type="currency" office:currency="BRL" office:value="49.5" calcext:value-type="currency">
            <text:p>R$ 49,50</text:p>
          </table:table-cell>
        </table:table-row>
        <table:table-row table:style-name="ro1">
          <table:table-cell table:style-name="ce11" office:value-type="date" office:date-value="2025-01-08" calcext:value-type="date">
            <text:p>08/01/25</text:p>
          </table:table-cell>
          <table:table-cell table:style-name="ce13" office:value-type="string" calcext:value-type="string">
            <text:p>Jaqueta de Cour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99.9" calcext:value-type="currency">
            <text:p>R$ 19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16]*[.E16]" office:value-type="currency" office:currency="BRL" office:value="199.9" calcext:value-type="currency">
            <text:p>R$ 199,90</text:p>
          </table:table-cell>
        </table:table-row>
        <table:table-row table:style-name="ro1">
          <table:table-cell table:style-name="ce11" office:value-type="date" office:date-value="2025-01-08" calcext:value-type="date">
            <text:p>08/01/25</text:p>
          </table:table-cell>
          <table:table-cell table:style-name="ce13" office:value-type="string" calcext:value-type="string">
            <text:p>Blusa Manga Curt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17]*[.E17]" office:value-type="currency" office:currency="BRL" office:value="79.8" calcext:value-type="currency">
            <text:p>R$ 79,80</text:p>
          </table:table-cell>
        </table:table-row>
        <table:table-row table:style-name="ro1">
          <table:table-cell table:style-name="ce11" office:value-type="date" office:date-value="2025-01-09" calcext:value-type="date">
            <text:p>09/01/25</text:p>
          </table:table-cell>
          <table:table-cell table:style-name="ce13" office:value-type="string" calcext:value-type="string">
            <text:p>Calç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18]*[.E18]" office:value-type="currency" office:currency="BRL" office:value="89.9" calcext:value-type="currency">
            <text:p>R$ 89,90</text:p>
          </table:table-cell>
        </table:table-row>
        <table:table-row table:style-name="ro1">
          <table:table-cell table:style-name="ce11" office:value-type="date" office:date-value="2025-01-09" calcext:value-type="date">
            <text:p>09/01/25</text:p>
          </table:table-cell>
          <table:table-cell table:style-name="ce13" office:value-type="string" calcext:value-type="string">
            <text:p>Macacão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09.9" calcext:value-type="currency">
            <text:p>R$ 109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19]*[.E19]" office:value-type="currency" office:currency="BRL" office:value="109.9" calcext:value-type="currency">
            <text:p>R$ 109,90</text:p>
          </table:table-cell>
        </table:table-row>
        <table:table-row table:style-name="ro1">
          <table:table-cell table:style-name="ce11" office:value-type="date" office:date-value="2025-01-10" calcext:value-type="date">
            <text:p>10/01/25</text:p>
          </table:table-cell>
          <table:table-cell table:style-name="ce13" office:value-type="string" calcext:value-type="string">
            <text:p>Moletom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Juliana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20]*[.E20]" office:value-type="currency" office:currency="BRL" office:value="119.8" calcext:value-type="currency">
            <text:p>R$ 119,80</text:p>
          </table:table-cell>
        </table:table-row>
        <table:table-row table:style-name="ro1">
          <table:table-cell table:style-name="ce11" office:value-type="date" office:date-value="2025-01-10" calcext:value-type="date">
            <text:p>10/01/25</text:p>
          </table:table-cell>
          <table:table-cell table:style-name="ce13" office:value-type="string" calcext:value-type="string">
            <text:p>Camiseta Básica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21]*[.E21]" office:value-type="currency" office:currency="BRL" office:value="119.7" calcext:value-type="currency">
            <text:p>R$ 119,70</text:p>
          </table:table-cell>
        </table:table-row>
        <table:table-row table:style-name="ro1">
          <table:table-cell table:style-name="ce11" office:value-type="date" office:date-value="2025-01-11" calcext:value-type="date">
            <text:p>11/01/25</text:p>
          </table:table-cell>
          <table:table-cell table:style-name="ce13" office:value-type="string" calcext:value-type="string">
            <text:p>Vestido Floral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22]*[.E22]" office:value-type="currency" office:currency="BRL" office:value="179.8" calcext:value-type="currency">
            <text:p>R$ 179,80</text:p>
          </table:table-cell>
        </table:table-row>
        <table:table-row table:style-name="ro1">
          <table:table-cell table:style-name="ce11" office:value-type="date" office:date-value="2025-01-11" calcext:value-type="date">
            <text:p>11/01/25</text:p>
          </table:table-cell>
          <table:table-cell table:style-name="ce13" office:value-type="string" calcext:value-type="string">
            <text:p>Bermud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23]*[.E23]" office:value-type="currency" office:currency="BRL" office:value="59.9" calcext:value-type="currency">
            <text:p>R$ 59,90</text:p>
          </table:table-cell>
        </table:table-row>
        <table:table-row table:style-name="ro1">
          <table:table-cell table:style-name="ce11" office:value-type="date" office:date-value="2025-01-12" calcext:value-type="date">
            <text:p>12/01/25</text:p>
          </table:table-cell>
          <table:table-cell table:style-name="ce13" office:value-type="string" calcext:value-type="string">
            <text:p>Blusa Manga Long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24]*[.E24]" office:value-type="currency" office:currency="BRL" office:value="149.7" calcext:value-type="currency">
            <text:p>R$ 149,70</text:p>
          </table:table-cell>
        </table:table-row>
        <table:table-row table:style-name="ro1">
          <table:table-cell table:style-name="ce11" office:value-type="date" office:date-value="2025-01-12" calcext:value-type="date">
            <text:p>12/01/25</text:p>
          </table:table-cell>
          <table:table-cell table:style-name="ce13" office:value-type="string" calcext:value-type="string">
            <text:p>Jaqueta Jeans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129.9" calcext:value-type="currency">
            <text:p>R$ 12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25]*[.E25]" office:value-type="currency" office:currency="BRL" office:value="259.8" calcext:value-type="currency">
            <text:p>R$ 259,80</text:p>
          </table:table-cell>
        </table:table-row>
        <table:table-row table:style-name="ro1">
          <table:table-cell table:style-name="ce11" office:value-type="date" office:date-value="2025-01-13" calcext:value-type="date">
            <text:p>13/01/25</text:p>
          </table:table-cell>
          <table:table-cell table:style-name="ce13" office:value-type="string" calcext:value-type="string">
            <text:p>Calça Skinny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79.9" calcext:value-type="currency">
            <text:p>R$ 7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26]*[.E26]" office:value-type="currency" office:currency="BRL" office:value="79.9" calcext:value-type="currency">
            <text:p>R$ 79,90</text:p>
          </table:table-cell>
        </table:table-row>
        <table:table-row table:style-name="ro1">
          <table:table-cell table:style-name="ce11" office:value-type="date" office:date-value="2025-01-13" calcext:value-type="date">
            <text:p>13/01/25</text:p>
          </table:table-cell>
          <table:table-cell table:style-name="ce13" office:value-type="string" calcext:value-type="string">
            <text:p>Camisa Pol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69.9" calcext:value-type="currency">
            <text:p>R$ 6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27]*[.E27]" office:value-type="currency" office:currency="BRL" office:value="139.8" calcext:value-type="currency">
            <text:p>R$ 139,80</text:p>
          </table:table-cell>
        </table:table-row>
        <table:table-row table:style-name="ro1">
          <table:table-cell table:style-name="ce11" office:value-type="date" office:date-value="2025-01-14" calcext:value-type="date">
            <text:p>14/01/25</text:p>
          </table:table-cell>
          <table:table-cell table:style-name="ce13" office:value-type="string" calcext:value-type="string">
            <text:p>Saia Midi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28]*[.E28]" office:value-type="currency" office:currency="BRL" office:value="59.9" calcext:value-type="currency">
            <text:p>R$ 59,90</text:p>
          </table:table-cell>
        </table:table-row>
        <table:table-row table:style-name="ro1">
          <table:table-cell table:style-name="ce11" office:value-type="date" office:date-value="2025-01-14" calcext:value-type="date">
            <text:p>14/01/25</text:p>
          </table:table-cell>
          <table:table-cell table:style-name="ce13" office:value-type="string" calcext:value-type="string">
            <text:p>Moletom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99.9" calcext:value-type="currency">
            <text:p>R$ 99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29]*[.E29]" office:value-type="currency" office:currency="BRL" office:value="299.7" calcext:value-type="currency">
            <text:p>R$ 299,70</text:p>
          </table:table-cell>
        </table:table-row>
        <table:table-row table:style-name="ro1">
          <table:table-cell table:style-name="ce11" office:value-type="date" office:date-value="2025-01-15" calcext:value-type="date">
            <text:p>15/01/25</text:p>
          </table:table-cell>
          <table:table-cell table:style-name="ce13" office:value-type="string" calcext:value-type="string">
            <text:p>Body</text:p>
          </table:table-cell>
          <table:table-cell table:style-name="ce13"/>
          <table:table-cell table:style-name="ce14"/>
          <table:table-cell table:style-name="ce15"/>
          <table:table-cell table:style-name="ce13" table:number-columns-repeated="2"/>
          <table:table-cell table:style-name="ce18" table:formula="of:=[.D30]*[.E30]" office:value-type="currency" office:currency="BRL" office:value="0" calcext:value-type="currency">
            <text:p>R$ 0,00</text:p>
          </table:table-cell>
        </table:table-row>
        <table:table-row table:style-name="ro1">
          <table:table-cell table:style-name="ce11" office:value-type="date" office:date-value="2025-01-26" calcext:value-type="date">
            <text:p>26/01/25</text:p>
          </table:table-cell>
          <table:table-cell table:style-name="ce13" office:value-type="string" calcext:value-type="string">
            <text:p>Boné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19.9" calcext:value-type="currency">
            <text:p>R$ 1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31]*[.E31]" office:value-type="currency" office:currency="BRL" office:value="39.8" calcext:value-type="currency">
            <text:p>R$ 39,80</text:p>
          </table:table-cell>
        </table:table-row>
        <table:table-row table:style-name="ro1">
          <table:table-cell table:style-name="ce11" office:value-type="date" office:date-value="2025-01-26" calcext:value-type="date">
            <text:p>26/01/25</text:p>
          </table:table-cell>
          <table:table-cell table:style-name="ce13" office:value-type="string" calcext:value-type="string">
            <text:p>Meia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currency" office:currency="BRL" office:value="9.9" calcext:value-type="currency">
            <text:p>R$ 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32]*[.E32]" office:value-type="currency" office:currency="BRL" office:value="39.6" calcext:value-type="currency">
            <text:p>R$ 39,60</text:p>
          </table:table-cell>
        </table:table-row>
        <table:table-row table:style-name="ro1">
          <table:table-cell table:style-name="ce11" office:value-type="date" office:date-value="2025-01-27" calcext:value-type="date">
            <text:p>27/01/25</text:p>
          </table:table-cell>
          <table:table-cell table:style-name="ce13" office:value-type="string" calcext:value-type="string">
            <text:p>Jaqueta de Cour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99.9" calcext:value-type="currency">
            <text:p>R$ 19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33]*[.E33]" office:value-type="currency" office:currency="BRL" office:value="199.9" calcext:value-type="currency">
            <text:p>R$ 199,90</text:p>
          </table:table-cell>
        </table:table-row>
        <table:table-row table:style-name="ro1">
          <table:table-cell table:style-name="ce11" office:value-type="date" office:date-value="2025-01-27" calcext:value-type="date">
            <text:p>27/01/25</text:p>
          </table:table-cell>
          <table:table-cell table:style-name="ce13" office:value-type="string" calcext:value-type="string">
            <text:p>Blusa Manga Curt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34]*[.E34]" office:value-type="currency" office:currency="BRL" office:value="79.8" calcext:value-type="currency">
            <text:p>R$ 79,80</text:p>
          </table:table-cell>
        </table:table-row>
        <table:table-row table:style-name="ro1">
          <table:table-cell table:style-name="ce11" office:value-type="date" office:date-value="2025-01-28" calcext:value-type="date">
            <text:p>28/01/25</text:p>
          </table:table-cell>
          <table:table-cell table:style-name="ce13" office:value-type="string" calcext:value-type="string">
            <text:p>Calç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35]*[.E35]" office:value-type="currency" office:currency="BRL" office:value="89.9" calcext:value-type="currency">
            <text:p>R$ 89,90</text:p>
          </table:table-cell>
        </table:table-row>
        <table:table-row table:style-name="ro1">
          <table:table-cell table:style-name="ce11" office:value-type="date" office:date-value="2025-01-28" calcext:value-type="date">
            <text:p>28/01/25</text:p>
          </table:table-cell>
          <table:table-cell table:style-name="ce13" office:value-type="string" calcext:value-type="string">
            <text:p>Macacão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09.9" calcext:value-type="currency">
            <text:p>R$ 10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36]*[.E36]" office:value-type="currency" office:currency="BRL" office:value="109.9" calcext:value-type="currency">
            <text:p>R$ 109,90</text:p>
          </table:table-cell>
        </table:table-row>
        <table:table-row table:style-name="ro1">
          <table:table-cell table:style-name="ce11" office:value-type="date" office:date-value="2025-01-29" calcext:value-type="date">
            <text:p>29/01/25</text:p>
          </table:table-cell>
          <table:table-cell table:style-name="ce13" office:value-type="string" calcext:value-type="string">
            <text:p>Moletom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37]*[.E37]" office:value-type="currency" office:currency="BRL" office:value="119.8" calcext:value-type="currency">
            <text:p>R$ 119,80</text:p>
          </table:table-cell>
        </table:table-row>
        <table:table-row table:style-name="ro1">
          <table:table-cell table:style-name="ce11" office:value-type="date" office:date-value="2025-01-29" calcext:value-type="date">
            <text:p>29/01/25</text:p>
          </table:table-cell>
          <table:table-cell table:style-name="ce13" office:value-type="string" calcext:value-type="string">
            <text:p>Camiseta Básica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38]*[.E38]" office:value-type="currency" office:currency="BRL" office:value="119.7" calcext:value-type="currency">
            <text:p>R$ 119,70</text:p>
          </table:table-cell>
        </table:table-row>
        <table:table-row table:style-name="ro1">
          <table:table-cell table:style-name="ce11" office:value-type="date" office:date-value="2025-01-30" calcext:value-type="date">
            <text:p>30/01/25</text:p>
          </table:table-cell>
          <table:table-cell table:style-name="ce13" office:value-type="string" calcext:value-type="string">
            <text:p>Vestido Floral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Juliana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39]*[.E39]" office:value-type="currency" office:currency="BRL" office:value="179.8" calcext:value-type="currency">
            <text:p>R$ 179,80</text:p>
          </table:table-cell>
        </table:table-row>
        <table:table-row table:style-name="ro1">
          <table:table-cell table:style-name="ce11" office:value-type="date" office:date-value="2025-01-30" calcext:value-type="date">
            <text:p>30/01/25</text:p>
          </table:table-cell>
          <table:table-cell table:style-name="ce13" office:value-type="string" calcext:value-type="string">
            <text:p>Bermud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40]*[.E40]" office:value-type="currency" office:currency="BRL" office:value="59.9" calcext:value-type="currency">
            <text:p>R$ 59,90</text:p>
          </table:table-cell>
        </table:table-row>
        <table:table-row table:style-name="ro1">
          <table:table-cell table:style-name="ce11" office:value-type="date" office:date-value="2025-01-31" calcext:value-type="date">
            <text:p>31/01/25</text:p>
          </table:table-cell>
          <table:table-cell table:style-name="ce13" office:value-type="string" calcext:value-type="string">
            <text:p>Blusa Manga Long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41]*[.E41]" office:value-type="currency" office:currency="BRL" office:value="149.7" calcext:value-type="currency">
            <text:p>R$ 149,70</text:p>
          </table:table-cell>
        </table:table-row>
        <table:table-row table:style-name="ro1">
          <table:table-cell table:style-name="ce11" office:value-type="date" office:date-value="2025-01-31" calcext:value-type="date">
            <text:p>31/01/25</text:p>
          </table:table-cell>
          <table:table-cell table:style-name="ce13" office:value-type="string" calcext:value-type="string">
            <text:p>Jaqueta Jeans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129.9" calcext:value-type="currency">
            <text:p>R$ 12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42]*[.E42]" office:value-type="currency" office:currency="BRL" office:value="259.8" calcext:value-type="currency">
            <text:p>R$ 259,80</text:p>
          </table:table-cell>
        </table:table-row>
        <table:table-row table:style-name="ro1">
          <table:table-cell table:style-name="ce11" office:value-type="date" office:date-value="2025-02-01" calcext:value-type="date">
            <text:p>01/02/25</text:p>
          </table:table-cell>
          <table:table-cell table:style-name="ce13" office:value-type="string" calcext:value-type="string">
            <text:p>Calça Skinny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79.9" calcext:value-type="currency">
            <text:p>R$ 7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43]*[.E43]" office:value-type="currency" office:currency="BRL" office:value="79.9" calcext:value-type="currency">
            <text:p>R$ 79,90</text:p>
          </table:table-cell>
        </table:table-row>
        <table:table-row table:style-name="ro1">
          <table:table-cell table:style-name="ce11" office:value-type="date" office:date-value="2025-02-01" calcext:value-type="date">
            <text:p>01/02/25</text:p>
          </table:table-cell>
          <table:table-cell table:style-name="ce13" office:value-type="string" calcext:value-type="string">
            <text:p>Camisa Pol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69.9" calcext:value-type="currency">
            <text:p>R$ 6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44]*[.E44]" office:value-type="currency" office:currency="BRL" office:value="139.8" calcext:value-type="currency">
            <text:p>R$ 139,80</text:p>
          </table:table-cell>
        </table:table-row>
        <table:table-row table:style-name="ro1">
          <table:table-cell table:style-name="ce11" office:value-type="date" office:date-value="2025-02-02" calcext:value-type="date">
            <text:p>02/02/25</text:p>
          </table:table-cell>
          <table:table-cell table:style-name="ce13" office:value-type="string" calcext:value-type="string">
            <text:p>Saia Midi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45]*[.E45]" office:value-type="currency" office:currency="BRL" office:value="59.9" calcext:value-type="currency">
            <text:p>R$ 59,90</text:p>
          </table:table-cell>
        </table:table-row>
        <table:table-row table:style-name="ro1">
          <table:table-cell table:style-name="ce11" office:value-type="date" office:date-value="2025-02-02" calcext:value-type="date">
            <text:p>02/02/25</text:p>
          </table:table-cell>
          <table:table-cell table:style-name="ce13" office:value-type="string" calcext:value-type="string">
            <text:p>Moletom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99.9" calcext:value-type="currency">
            <text:p>R$ 9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46]*[.E46]" office:value-type="currency" office:currency="BRL" office:value="299.7" calcext:value-type="currency">
            <text:p>R$ 299,70</text:p>
          </table:table-cell>
        </table:table-row>
        <table:table-row table:style-name="ro1">
          <table:table-cell table:style-name="ce11" office:value-type="date" office:date-value="2025-02-03" calcext:value-type="date">
            <text:p>03/02/25</text:p>
          </table:table-cell>
          <table:table-cell table:style-name="ce13" office:value-type="string" calcext:value-type="string">
            <text:p>Body Bebê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29.9" calcext:value-type="currency">
            <text:p>R$ 2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47]*[.E47]" office:value-type="currency" office:currency="BRL" office:value="59.8" calcext:value-type="currency">
            <text:p>R$ 59,80</text:p>
          </table:table-cell>
        </table:table-row>
        <table:table-row table:style-name="ro1">
          <table:table-cell table:style-name="ce11" office:value-type="date" office:date-value="2025-02-03" calcext:value-type="date">
            <text:p>03/02/25</text:p>
          </table:table-cell>
          <table:table-cell table:style-name="ce13" office:value-type="string" calcext:value-type="string">
            <text:p>Camiseta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34.9" calcext:value-type="currency">
            <text:p>R$ 34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48]*[.E48]" office:value-type="currency" office:currency="BRL" office:value="34.9" calcext:value-type="currency">
            <text:p>R$ 34,90</text:p>
          </table:table-cell>
        </table:table-row>
        <table:table-row table:style-name="ro1">
          <table:table-cell table:style-name="ce11" office:value-type="date" office:date-value="2025-02-04" calcext:value-type="date">
            <text:p>04/02/25</text:p>
          </table:table-cell>
          <table:table-cell table:style-name="ce13" office:value-type="string" calcext:value-type="string">
            <text:p>Vestido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Juliana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49]*[.E49]" office:value-type="currency" office:currency="BRL" office:value="99.8" calcext:value-type="currency">
            <text:p>R$ 99,80</text:p>
          </table:table-cell>
        </table:table-row>
        <table:table-row table:style-name="ro1">
          <table:table-cell table:style-name="ce11" office:value-type="date" office:date-value="2025-02-04" calcext:value-type="date">
            <text:p>04/02/25</text:p>
          </table:table-cell>
          <table:table-cell table:style-name="ce13" office:value-type="string" calcext:value-type="string">
            <text:p>Boné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19.9" calcext:value-type="currency">
            <text:p>R$ 19,90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50]*[.E50]" office:value-type="currency" office:currency="BRL" office:value="59.7" calcext:value-type="currency">
            <text:p>R$ 59,70</text:p>
          </table:table-cell>
        </table:table-row>
        <table:table-row table:style-name="ro1">
          <table:table-cell table:style-name="ce11" office:value-type="date" office:date-value="2025-02-05" calcext:value-type="date">
            <text:p>05/02/25</text:p>
          </table:table-cell>
          <table:table-cell table:style-name="ce13" office:value-type="string" calcext:value-type="string">
            <text:p>Meia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currency" office:currency="BRL" office:value="9.9" calcext:value-type="currency">
            <text:p>R$ 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51]*[.E51]" office:value-type="currency" office:currency="BRL" office:value="59.4" calcext:value-type="currency">
            <text:p>R$ 59,40</text:p>
          </table:table-cell>
        </table:table-row>
        <table:table-row table:style-name="ro1">
          <table:table-cell table:style-name="ce11" office:value-type="date" office:date-value="2025-02-05" calcext:value-type="date">
            <text:p>05/02/25</text:p>
          </table:table-cell>
          <table:table-cell table:style-name="ce13" office:value-type="string" calcext:value-type="string">
            <text:p>Jaqueta de Cour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99.9" calcext:value-type="currency">
            <text:p>R$ 19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52]*[.E52]" office:value-type="currency" office:currency="BRL" office:value="199.9" calcext:value-type="currency">
            <text:p>R$ 199,90</text:p>
          </table:table-cell>
        </table:table-row>
        <table:table-row table:style-name="ro1">
          <table:table-cell table:style-name="ce11" office:value-type="date" office:date-value="2025-02-06" calcext:value-type="date">
            <text:p>06/02/25</text:p>
          </table:table-cell>
          <table:table-cell table:style-name="ce13" office:value-type="string" calcext:value-type="string">
            <text:p>Blusa Manga Curt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53]*[.E53]" office:value-type="currency" office:currency="BRL" office:value="79.8" calcext:value-type="currency">
            <text:p>R$ 79,80</text:p>
          </table:table-cell>
        </table:table-row>
        <table:table-row table:style-name="ro1">
          <table:table-cell table:style-name="ce11" office:value-type="date" office:date-value="2025-02-06" calcext:value-type="date">
            <text:p>06/02/25</text:p>
          </table:table-cell>
          <table:table-cell table:style-name="ce13" office:value-type="string" calcext:value-type="string">
            <text:p>Calç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54]*[.E54]" office:value-type="currency" office:currency="BRL" office:value="179.8" calcext:value-type="currency">
            <text:p>R$ 179,80</text:p>
          </table:table-cell>
        </table:table-row>
        <table:table-row table:style-name="ro1">
          <table:table-cell table:style-name="ce11" office:value-type="date" office:date-value="2025-02-07" calcext:value-type="date">
            <text:p>07/02/25</text:p>
          </table:table-cell>
          <table:table-cell table:style-name="ce13" office:value-type="string" calcext:value-type="string">
            <text:p>Macacão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09.9" calcext:value-type="currency">
            <text:p>R$ 10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55]*[.E55]" office:value-type="currency" office:currency="BRL" office:value="109.9" calcext:value-type="currency">
            <text:p>R$ 109,90</text:p>
          </table:table-cell>
        </table:table-row>
        <table:table-row table:style-name="ro1">
          <table:table-cell table:style-name="ce11" office:value-type="date" office:date-value="2025-02-07" calcext:value-type="date">
            <text:p>07/02/25</text:p>
          </table:table-cell>
          <table:table-cell table:style-name="ce13" office:value-type="string" calcext:value-type="string">
            <text:p>Moletom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56]*[.E56]" office:value-type="currency" office:currency="BRL" office:value="179.7" calcext:value-type="currency">
            <text:p>R$ 179,70</text:p>
          </table:table-cell>
        </table:table-row>
        <table:table-row table:style-name="ro1">
          <table:table-cell table:style-name="ce11" office:value-type="date" office:date-value="2025-02-08" calcext:value-type="date">
            <text:p>08/02/25</text:p>
          </table:table-cell>
          <table:table-cell table:style-name="ce13" office:value-type="string" calcext:value-type="string">
            <text:p>Camiseta Básica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57]*[.E57]" office:value-type="currency" office:currency="BRL" office:value="79.8" calcext:value-type="currency">
            <text:p>R$ 79,80</text:p>
          </table:table-cell>
        </table:table-row>
        <table:table-row table:style-name="ro1">
          <table:table-cell table:style-name="ce11" office:value-type="date" office:date-value="2025-01-26" calcext:value-type="date">
            <text:p>26/01/25</text:p>
          </table:table-cell>
          <table:table-cell table:style-name="ce13" office:value-type="string" calcext:value-type="string">
            <text:p>Boné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19.9" calcext:value-type="currency">
            <text:p>R$ 1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58]*[.E58]" office:value-type="currency" office:currency="BRL" office:value="39.8" calcext:value-type="currency">
            <text:p>R$ 39,80</text:p>
          </table:table-cell>
        </table:table-row>
        <table:table-row table:style-name="ro1">
          <table:table-cell table:style-name="ce11" office:value-type="date" office:date-value="2025-01-26" calcext:value-type="date">
            <text:p>26/01/25</text:p>
          </table:table-cell>
          <table:table-cell table:style-name="ce13" office:value-type="string" calcext:value-type="string">
            <text:p>Meia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currency" office:currency="BRL" office:value="9.9" calcext:value-type="currency">
            <text:p>R$ 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59]*[.E59]" office:value-type="currency" office:currency="BRL" office:value="39.6" calcext:value-type="currency">
            <text:p>R$ 39,60</text:p>
          </table:table-cell>
        </table:table-row>
        <table:table-row table:style-name="ro1">
          <table:table-cell table:style-name="ce11" office:value-type="date" office:date-value="2025-01-27" calcext:value-type="date">
            <text:p>27/01/25</text:p>
          </table:table-cell>
          <table:table-cell table:style-name="ce13" office:value-type="string" calcext:value-type="string">
            <text:p>Jaqueta de Cour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99.9" calcext:value-type="currency">
            <text:p>R$ 19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60]*[.E60]" office:value-type="currency" office:currency="BRL" office:value="199.9" calcext:value-type="currency">
            <text:p>R$ 199,90</text:p>
          </table:table-cell>
        </table:table-row>
        <table:table-row table:style-name="ro1">
          <table:table-cell table:style-name="ce11" office:value-type="date" office:date-value="2025-01-27" calcext:value-type="date">
            <text:p>27/01/25</text:p>
          </table:table-cell>
          <table:table-cell table:style-name="ce13" office:value-type="string" calcext:value-type="string">
            <text:p>Blusa Manga Curt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61]*[.E61]" office:value-type="currency" office:currency="BRL" office:value="79.8" calcext:value-type="currency">
            <text:p>R$ 79,80</text:p>
          </table:table-cell>
        </table:table-row>
        <table:table-row table:style-name="ro1">
          <table:table-cell table:style-name="ce11" office:value-type="date" office:date-value="2025-01-28" calcext:value-type="date">
            <text:p>28/01/25</text:p>
          </table:table-cell>
          <table:table-cell table:style-name="ce13" office:value-type="string" calcext:value-type="string">
            <text:p>Calç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62]*[.E62]" office:value-type="currency" office:currency="BRL" office:value="89.9" calcext:value-type="currency">
            <text:p>R$ 89,90</text:p>
          </table:table-cell>
        </table:table-row>
        <table:table-row table:style-name="ro1">
          <table:table-cell table:style-name="ce11" office:value-type="date" office:date-value="2025-01-28" calcext:value-type="date">
            <text:p>28/01/25</text:p>
          </table:table-cell>
          <table:table-cell table:style-name="ce13" office:value-type="string" calcext:value-type="string">
            <text:p>Macacão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09.9" calcext:value-type="currency">
            <text:p>R$ 10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63]*[.E63]" office:value-type="currency" office:currency="BRL" office:value="109.9" calcext:value-type="currency">
            <text:p>R$ 109,90</text:p>
          </table:table-cell>
        </table:table-row>
        <table:table-row table:style-name="ro1">
          <table:table-cell table:style-name="ce11" office:value-type="date" office:date-value="2025-01-29" calcext:value-type="date">
            <text:p>29/01/25</text:p>
          </table:table-cell>
          <table:table-cell table:style-name="ce13" office:value-type="string" calcext:value-type="string">
            <text:p>Moletom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64]*[.E64]" office:value-type="currency" office:currency="BRL" office:value="119.8" calcext:value-type="currency">
            <text:p>R$ 119,80</text:p>
          </table:table-cell>
        </table:table-row>
        <table:table-row table:style-name="ro1">
          <table:table-cell table:style-name="ce11" office:value-type="date" office:date-value="2025-01-29" calcext:value-type="date">
            <text:p>29/01/25</text:p>
          </table:table-cell>
          <table:table-cell table:style-name="ce13" office:value-type="string" calcext:value-type="string">
            <text:p>Camiseta Básica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65]*[.E65]" office:value-type="currency" office:currency="BRL" office:value="119.7" calcext:value-type="currency">
            <text:p>R$ 119,70</text:p>
          </table:table-cell>
        </table:table-row>
        <table:table-row table:style-name="ro1">
          <table:table-cell table:style-name="ce11" office:value-type="date" office:date-value="2025-01-30" calcext:value-type="date">
            <text:p>30/01/25</text:p>
          </table:table-cell>
          <table:table-cell table:style-name="ce13" office:value-type="string" calcext:value-type="string">
            <text:p>Vestido Floral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Juliana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66]*[.E66]" office:value-type="currency" office:currency="BRL" office:value="179.8" calcext:value-type="currency">
            <text:p>R$ 179,80</text:p>
          </table:table-cell>
        </table:table-row>
        <table:table-row table:style-name="ro1">
          <table:table-cell table:style-name="ce11" office:value-type="date" office:date-value="2025-01-30" calcext:value-type="date">
            <text:p>30/01/25</text:p>
          </table:table-cell>
          <table:table-cell table:style-name="ce13" office:value-type="string" calcext:value-type="string">
            <text:p>Bermud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67]*[.E67]" office:value-type="currency" office:currency="BRL" office:value="59.9" calcext:value-type="currency">
            <text:p>R$ 59,90</text:p>
          </table:table-cell>
        </table:table-row>
        <table:table-row table:style-name="ro1">
          <table:table-cell table:style-name="ce11" office:value-type="date" office:date-value="2025-01-31" calcext:value-type="date">
            <text:p>31/01/25</text:p>
          </table:table-cell>
          <table:table-cell table:style-name="ce13" office:value-type="string" calcext:value-type="string">
            <text:p>Blusa Manga Long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68]*[.E68]" office:value-type="currency" office:currency="BRL" office:value="149.7" calcext:value-type="currency">
            <text:p>R$ 149,70</text:p>
          </table:table-cell>
        </table:table-row>
        <table:table-row table:style-name="ro1">
          <table:table-cell table:style-name="ce11" office:value-type="date" office:date-value="2025-01-31" calcext:value-type="date">
            <text:p>31/01/25</text:p>
          </table:table-cell>
          <table:table-cell table:style-name="ce13" office:value-type="string" calcext:value-type="string">
            <text:p>Jaqueta Jeans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129.9" calcext:value-type="currency">
            <text:p>R$ 12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69]*[.E69]" office:value-type="currency" office:currency="BRL" office:value="259.8" calcext:value-type="currency">
            <text:p>R$ 259,80</text:p>
          </table:table-cell>
        </table:table-row>
        <table:table-row table:style-name="ro1">
          <table:table-cell table:style-name="ce11" office:value-type="date" office:date-value="2025-02-01" calcext:value-type="date">
            <text:p>01/02/25</text:p>
          </table:table-cell>
          <table:table-cell table:style-name="ce13" office:value-type="string" calcext:value-type="string">
            <text:p>Calça Skinny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79.9" calcext:value-type="currency">
            <text:p>R$ 7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70]*[.E70]" office:value-type="currency" office:currency="BRL" office:value="79.9" calcext:value-type="currency">
            <text:p>R$ 79,90</text:p>
          </table:table-cell>
        </table:table-row>
        <table:table-row table:style-name="ro1">
          <table:table-cell table:style-name="ce11" office:value-type="date" office:date-value="2025-02-01" calcext:value-type="date">
            <text:p>01/02/25</text:p>
          </table:table-cell>
          <table:table-cell table:style-name="ce13" office:value-type="string" calcext:value-type="string">
            <text:p>Camisa Pol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69.9" calcext:value-type="currency">
            <text:p>R$ 6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71]*[.E71]" office:value-type="currency" office:currency="BRL" office:value="139.8" calcext:value-type="currency">
            <text:p>R$ 139,80</text:p>
          </table:table-cell>
        </table:table-row>
        <table:table-row table:style-name="ro1">
          <table:table-cell table:style-name="ce11" office:value-type="date" office:date-value="2025-02-02" calcext:value-type="date">
            <text:p>02/02/25</text:p>
          </table:table-cell>
          <table:table-cell table:style-name="ce13" office:value-type="string" calcext:value-type="string">
            <text:p>Saia Midi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72]*[.E72]" office:value-type="currency" office:currency="BRL" office:value="59.9" calcext:value-type="currency">
            <text:p>R$ 59,90</text:p>
          </table:table-cell>
        </table:table-row>
        <table:table-row table:style-name="ro1">
          <table:table-cell table:style-name="ce11" office:value-type="date" office:date-value="2025-02-02" calcext:value-type="date">
            <text:p>02/02/25</text:p>
          </table:table-cell>
          <table:table-cell table:style-name="ce13" office:value-type="string" calcext:value-type="string">
            <text:p>Moletom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99.9" calcext:value-type="currency">
            <text:p>R$ 9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73]*[.E73]" office:value-type="currency" office:currency="BRL" office:value="299.7" calcext:value-type="currency">
            <text:p>R$ 299,70</text:p>
          </table:table-cell>
        </table:table-row>
        <table:table-row table:style-name="ro1">
          <table:table-cell table:style-name="ce11" office:value-type="date" office:date-value="2025-02-03" calcext:value-type="date">
            <text:p>03/02/25</text:p>
          </table:table-cell>
          <table:table-cell table:style-name="ce13" office:value-type="string" calcext:value-type="string">
            <text:p>Body Bebê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29.9" calcext:value-type="currency">
            <text:p>R$ 2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74]*[.E74]" office:value-type="currency" office:currency="BRL" office:value="59.8" calcext:value-type="currency">
            <text:p>R$ 59,80</text:p>
          </table:table-cell>
        </table:table-row>
        <table:table-row table:style-name="ro1">
          <table:table-cell table:style-name="ce11" office:value-type="date" office:date-value="2025-02-03" calcext:value-type="date">
            <text:p>03/02/25</text:p>
          </table:table-cell>
          <table:table-cell table:style-name="ce13" office:value-type="string" calcext:value-type="string">
            <text:p>Camiseta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34.9" calcext:value-type="currency">
            <text:p>R$ 34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75]*[.E75]" office:value-type="currency" office:currency="BRL" office:value="34.9" calcext:value-type="currency">
            <text:p>R$ 34,90</text:p>
          </table:table-cell>
        </table:table-row>
        <table:table-row table:style-name="ro1">
          <table:table-cell table:style-name="ce11" office:value-type="date" office:date-value="2025-02-04" calcext:value-type="date">
            <text:p>04/02/25</text:p>
          </table:table-cell>
          <table:table-cell table:style-name="ce13" office:value-type="string" calcext:value-type="string">
            <text:p>Vestido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Juliana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76]*[.E76]" office:value-type="currency" office:currency="BRL" office:value="99.8" calcext:value-type="currency">
            <text:p>R$ 99,80</text:p>
          </table:table-cell>
        </table:table-row>
        <table:table-row table:style-name="ro1">
          <table:table-cell table:style-name="ce11" office:value-type="date" office:date-value="2025-02-04" calcext:value-type="date">
            <text:p>04/02/25</text:p>
          </table:table-cell>
          <table:table-cell table:style-name="ce13" office:value-type="string" calcext:value-type="string">
            <text:p>Boné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19.9" calcext:value-type="currency">
            <text:p>R$ 19,90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77]*[.E77]" office:value-type="currency" office:currency="BRL" office:value="59.7" calcext:value-type="currency">
            <text:p>R$ 59,70</text:p>
          </table:table-cell>
        </table:table-row>
        <table:table-row table:style-name="ro1">
          <table:table-cell table:style-name="ce11" office:value-type="date" office:date-value="2025-02-05" calcext:value-type="date">
            <text:p>05/02/25</text:p>
          </table:table-cell>
          <table:table-cell table:style-name="ce13" office:value-type="string" calcext:value-type="string">
            <text:p>Meia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currency" office:currency="BRL" office:value="9.9" calcext:value-type="currency">
            <text:p>R$ 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78]*[.E78]" office:value-type="currency" office:currency="BRL" office:value="59.4" calcext:value-type="currency">
            <text:p>R$ 59,40</text:p>
          </table:table-cell>
        </table:table-row>
        <table:table-row table:style-name="ro1">
          <table:table-cell table:style-name="ce11" office:value-type="date" office:date-value="2025-02-05" calcext:value-type="date">
            <text:p>05/02/25</text:p>
          </table:table-cell>
          <table:table-cell table:style-name="ce13" office:value-type="string" calcext:value-type="string">
            <text:p>Jaqueta de Cour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99.9" calcext:value-type="currency">
            <text:p>R$ 19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79]*[.E79]" office:value-type="currency" office:currency="BRL" office:value="199.9" calcext:value-type="currency">
            <text:p>R$ 199,90</text:p>
          </table:table-cell>
        </table:table-row>
        <table:table-row table:style-name="ro1">
          <table:table-cell table:style-name="ce11" office:value-type="date" office:date-value="2025-02-06" calcext:value-type="date">
            <text:p>06/02/25</text:p>
          </table:table-cell>
          <table:table-cell table:style-name="ce13" office:value-type="string" calcext:value-type="string">
            <text:p>Blusa Manga Curt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80]*[.E80]" office:value-type="currency" office:currency="BRL" office:value="79.8" calcext:value-type="currency">
            <text:p>R$ 79,80</text:p>
          </table:table-cell>
        </table:table-row>
        <table:table-row table:style-name="ro1">
          <table:table-cell table:style-name="ce11" office:value-type="date" office:date-value="2025-02-06" calcext:value-type="date">
            <text:p>06/02/25</text:p>
          </table:table-cell>
          <table:table-cell table:style-name="ce13" office:value-type="string" calcext:value-type="string">
            <text:p>Calç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81]*[.E81]" office:value-type="currency" office:currency="BRL" office:value="179.8" calcext:value-type="currency">
            <text:p>R$ 179,80</text:p>
          </table:table-cell>
        </table:table-row>
        <table:table-row table:style-name="ro1">
          <table:table-cell table:style-name="ce11" office:value-type="date" office:date-value="2025-02-07" calcext:value-type="date">
            <text:p>07/02/25</text:p>
          </table:table-cell>
          <table:table-cell table:style-name="ce13" office:value-type="string" calcext:value-type="string">
            <text:p>Macacão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09.9" calcext:value-type="currency">
            <text:p>R$ 10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82]*[.E82]" office:value-type="currency" office:currency="BRL" office:value="109.9" calcext:value-type="currency">
            <text:p>R$ 109,90</text:p>
          </table:table-cell>
        </table:table-row>
        <table:table-row table:style-name="ro1">
          <table:table-cell table:style-name="ce11" office:value-type="date" office:date-value="2025-02-07" calcext:value-type="date">
            <text:p>07/02/25</text:p>
          </table:table-cell>
          <table:table-cell table:style-name="ce13" office:value-type="string" calcext:value-type="string">
            <text:p>Moletom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83]*[.E83]" office:value-type="currency" office:currency="BRL" office:value="179.7" calcext:value-type="currency">
            <text:p>R$ 179,70</text:p>
          </table:table-cell>
        </table:table-row>
        <table:table-row table:style-name="ro1">
          <table:table-cell table:style-name="ce11" office:value-type="date" office:date-value="2025-02-08" calcext:value-type="date">
            <text:p>08/02/25</text:p>
          </table:table-cell>
          <table:table-cell table:style-name="ce13" office:value-type="string" calcext:value-type="string">
            <text:p>Camiseta Básica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84]*[.E84]" office:value-type="currency" office:currency="BRL" office:value="79.8" calcext:value-type="currency">
            <text:p>R$ 79,80</text:p>
          </table:table-cell>
        </table:table-row>
        <table:table-row table:style-name="ro1">
          <table:table-cell table:style-name="ce11" office:value-type="date" office:date-value="2025-02-08" calcext:value-type="date">
            <text:p>08/02/25</text:p>
          </table:table-cell>
          <table:table-cell table:style-name="ce13" office:value-type="string" calcext:value-type="string">
            <text:p>Vestido Floral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85]*[.E85]" office:value-type="currency" office:currency="BRL" office:value="89.9" calcext:value-type="currency">
            <text:p>R$ 89,90</text:p>
          </table:table-cell>
        </table:table-row>
        <table:table-row table:style-name="ro1">
          <table:table-cell table:style-name="ce11" office:value-type="date" office:date-value="2025-02-09" calcext:value-type="date">
            <text:p>09/02/25</text:p>
          </table:table-cell>
          <table:table-cell table:style-name="ce13" office:value-type="string" calcext:value-type="string">
            <text:p>Bermud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Juliana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86]*[.E86]" office:value-type="currency" office:currency="BRL" office:value="119.8" calcext:value-type="currency">
            <text:p>R$ 119,80</text:p>
          </table:table-cell>
        </table:table-row>
        <table:table-row table:style-name="ro1">
          <table:table-cell table:style-name="ce11" office:value-type="date" office:date-value="2025-02-09" calcext:value-type="date">
            <text:p>09/02/25</text:p>
          </table:table-cell>
          <table:table-cell table:style-name="ce13" office:value-type="string" calcext:value-type="string">
            <text:p>Blusa Manga Long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87]*[.E87]" office:value-type="currency" office:currency="BRL" office:value="49.9" calcext:value-type="currency">
            <text:p>R$ 49,90</text:p>
          </table:table-cell>
        </table:table-row>
        <table:table-row table:style-name="ro1">
          <table:table-cell table:style-name="ce11" office:value-type="date" office:date-value="2025-02-10" calcext:value-type="date">
            <text:p>10/02/25</text:p>
          </table:table-cell>
          <table:table-cell table:style-name="ce13" office:value-type="string" calcext:value-type="string">
            <text:p>Jaqueta Jeans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129.9" calcext:value-type="currency">
            <text:p>R$ 12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88]*[.E88]" office:value-type="currency" office:currency="BRL" office:value="259.8" calcext:value-type="currency">
            <text:p>R$ 259,80</text:p>
          </table:table-cell>
        </table:table-row>
        <table:table-row table:style-name="ro1">
          <table:table-cell table:style-name="ce11" office:value-type="date" office:date-value="2025-02-10" calcext:value-type="date">
            <text:p>10/02/25</text:p>
          </table:table-cell>
          <table:table-cell table:style-name="ce13" office:value-type="string" calcext:value-type="string">
            <text:p>Calça Skinny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79.9" calcext:value-type="currency">
            <text:p>R$ 7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89]*[.E89]" office:value-type="currency" office:currency="BRL" office:value="239.7" calcext:value-type="currency">
            <text:p>R$ 239,70</text:p>
          </table:table-cell>
        </table:table-row>
        <table:table-row table:style-name="ro1">
          <table:table-cell table:style-name="ce11" office:value-type="date" office:date-value="2025-02-11" calcext:value-type="date">
            <text:p>11/02/25</text:p>
          </table:table-cell>
          <table:table-cell table:style-name="ce13" office:value-type="string" calcext:value-type="string">
            <text:p>Camisa Pol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69.9" calcext:value-type="currency">
            <text:p>R$ 6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90]*[.E90]" office:value-type="currency" office:currency="BRL" office:value="69.9" calcext:value-type="currency">
            <text:p>R$ 69,90</text:p>
          </table:table-cell>
        </table:table-row>
        <table:table-row table:style-name="ro1">
          <table:table-cell table:style-name="ce11" office:value-type="date" office:date-value="2025-02-11" calcext:value-type="date">
            <text:p>11/02/25</text:p>
          </table:table-cell>
          <table:table-cell table:style-name="ce13" office:value-type="string" calcext:value-type="string">
            <text:p>Saia Midi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91]*[.E91]" office:value-type="currency" office:currency="BRL" office:value="119.8" calcext:value-type="currency">
            <text:p>R$ 119,80</text:p>
          </table:table-cell>
        </table:table-row>
        <table:table-row table:style-name="ro1">
          <table:table-cell table:style-name="ce11" office:value-type="date" office:date-value="2025-02-12" calcext:value-type="date">
            <text:p>12/02/25</text:p>
          </table:table-cell>
          <table:table-cell table:style-name="ce13" office:value-type="string" calcext:value-type="string">
            <text:p>Moletom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99.9" calcext:value-type="currency">
            <text:p>R$ 9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92]*[.E92]" office:value-type="currency" office:currency="BRL" office:value="99.9" calcext:value-type="currency">
            <text:p>R$ 99,90</text:p>
          </table:table-cell>
        </table:table-row>
        <table:table-row table:style-name="ro1">
          <table:table-cell table:style-name="ce11" office:value-type="date" office:date-value="2025-02-12" calcext:value-type="date">
            <text:p>12/02/25</text:p>
          </table:table-cell>
          <table:table-cell table:style-name="ce13" office:value-type="string" calcext:value-type="string">
            <text:p>Body Bebê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29.9" calcext:value-type="currency">
            <text:p>R$ 2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93]*[.E93]" office:value-type="currency" office:currency="BRL" office:value="89.7" calcext:value-type="currency">
            <text:p>R$ 89,70</text:p>
          </table:table-cell>
        </table:table-row>
        <table:table-row table:style-name="ro1">
          <table:table-cell table:style-name="ce11" office:value-type="date" office:date-value="2025-02-13" calcext:value-type="date">
            <text:p>13/02/25</text:p>
          </table:table-cell>
          <table:table-cell table:style-name="ce13" office:value-type="string" calcext:value-type="string">
            <text:p>Camiseta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4.9" calcext:value-type="currency">
            <text:p>R$ 34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94]*[.E94]" office:value-type="currency" office:currency="BRL" office:value="69.8" calcext:value-type="currency">
            <text:p>R$ 69,80</text:p>
          </table:table-cell>
        </table:table-row>
        <table:table-row table:style-name="ro1">
          <table:table-cell table:style-name="ce11" office:value-type="date" office:date-value="2025-02-13" calcext:value-type="date">
            <text:p>13/02/25</text:p>
          </table:table-cell>
          <table:table-cell table:style-name="ce13" office:value-type="string" calcext:value-type="string">
            <text:p>Vestido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95]*[.E95]" office:value-type="currency" office:currency="BRL" office:value="49.9" calcext:value-type="currency">
            <text:p>R$ 49,90</text:p>
          </table:table-cell>
        </table:table-row>
        <table:table-row table:style-name="ro1">
          <table:table-cell table:style-name="ce11" office:value-type="date" office:date-value="2025-02-14" calcext:value-type="date">
            <text:p>14/02/25</text:p>
          </table:table-cell>
          <table:table-cell table:style-name="ce13" office:value-type="string" calcext:value-type="string">
            <text:p>Boné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19.9" calcext:value-type="currency">
            <text:p>R$ 19,90</text:p>
          </table:table-cell>
          <table:table-cell table:style-name="ce13" office:value-type="string" calcext:value-type="string">
            <text:p>Juliana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96]*[.E96]" office:value-type="currency" office:currency="BRL" office:value="39.8" calcext:value-type="currency">
            <text:p>R$ 39,80</text:p>
          </table:table-cell>
        </table:table-row>
        <table:table-row table:style-name="ro1">
          <table:table-cell table:style-name="ce11" office:value-type="date" office:date-value="2025-02-14" calcext:value-type="date">
            <text:p>14/02/25</text:p>
          </table:table-cell>
          <table:table-cell table:style-name="ce13" office:value-type="string" calcext:value-type="string">
            <text:p>Meia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currency" office:currency="BRL" office:value="9.9" calcext:value-type="currency">
            <text:p>R$ 9,90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97]*[.E97]" office:value-type="currency" office:currency="BRL" office:value="39.6" calcext:value-type="currency">
            <text:p>R$ 39,60</text:p>
          </table:table-cell>
        </table:table-row>
        <table:table-row table:style-name="ro1">
          <table:table-cell table:style-name="ce11" office:value-type="date" office:date-value="2025-02-15" calcext:value-type="date">
            <text:p>15/02/25</text:p>
          </table:table-cell>
          <table:table-cell table:style-name="ce13" office:value-type="string" calcext:value-type="string">
            <text:p>Jaqueta de Cour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99.9" calcext:value-type="currency">
            <text:p>R$ 19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98]*[.E98]" office:value-type="currency" office:currency="BRL" office:value="199.9" calcext:value-type="currency">
            <text:p>R$ 199,90</text:p>
          </table:table-cell>
        </table:table-row>
        <table:table-row table:style-name="ro1">
          <table:table-cell table:style-name="ce11" office:value-type="date" office:date-value="2025-02-15" calcext:value-type="date">
            <text:p>15/02/25</text:p>
          </table:table-cell>
          <table:table-cell table:style-name="ce13" office:value-type="string" calcext:value-type="string">
            <text:p>Blusa Manga Curt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99]*[.E99]" office:value-type="currency" office:currency="BRL" office:value="79.8" calcext:value-type="currency">
            <text:p>R$ 79,80</text:p>
          </table:table-cell>
        </table:table-row>
        <table:table-row table:style-name="ro1">
          <table:table-cell table:style-name="ce11" office:value-type="date" office:date-value="2025-02-16" calcext:value-type="date">
            <text:p>16/02/25</text:p>
          </table:table-cell>
          <table:table-cell table:style-name="ce13" office:value-type="string" calcext:value-type="string">
            <text:p>Calç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100]*[.E100]" office:value-type="currency" office:currency="BRL" office:value="89.9" calcext:value-type="currency">
            <text:p>R$ 89,90</text:p>
          </table:table-cell>
        </table:table-row>
        <table:table-row table:style-name="ro1">
          <table:table-cell table:style-name="ce11" office:value-type="date" office:date-value="2025-02-16" calcext:value-type="date">
            <text:p>16/02/25</text:p>
          </table:table-cell>
          <table:table-cell table:style-name="ce13" office:value-type="string" calcext:value-type="string">
            <text:p>Macacão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09.9" calcext:value-type="currency">
            <text:p>R$ 10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101]*[.E101]" office:value-type="currency" office:currency="BRL" office:value="109.9" calcext:value-type="currency">
            <text:p>R$ 109,90</text:p>
          </table:table-cell>
        </table:table-row>
        <table:table-row table:style-name="ro1">
          <table:table-cell table:style-name="ce11" office:value-type="date" office:date-value="2025-02-17" calcext:value-type="date">
            <text:p>17/02/25</text:p>
          </table:table-cell>
          <table:table-cell table:style-name="ce13" office:value-type="string" calcext:value-type="string">
            <text:p>Moletom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102]*[.E102]" office:value-type="currency" office:currency="BRL" office:value="119.8" calcext:value-type="currency">
            <text:p>R$ 119,80</text:p>
          </table:table-cell>
        </table:table-row>
        <table:table-row table:style-name="ro1">
          <table:table-cell table:style-name="ce11" office:value-type="date" office:date-value="2025-02-17" calcext:value-type="date">
            <text:p>17/02/25</text:p>
          </table:table-cell>
          <table:table-cell table:style-name="ce13" office:value-type="string" calcext:value-type="string">
            <text:p>Camiseta Básica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39.9" calcext:value-type="currency">
            <text:p>R$ 39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103]*[.E103]" office:value-type="currency" office:currency="BRL" office:value="119.7" calcext:value-type="currency">
            <text:p>R$ 119,70</text:p>
          </table:table-cell>
        </table:table-row>
        <table:table-row table:style-name="ro1">
          <table:table-cell table:style-name="ce11" office:value-type="date" office:date-value="2025-02-18" calcext:value-type="date">
            <text:p>18/02/25</text:p>
          </table:table-cell>
          <table:table-cell table:style-name="ce13" office:value-type="string" calcext:value-type="string">
            <text:p>Vestido Floral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89.9" calcext:value-type="currency">
            <text:p>R$ 8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104]*[.E104]" office:value-type="currency" office:currency="BRL" office:value="179.8" calcext:value-type="currency">
            <text:p>R$ 179,80</text:p>
          </table:table-cell>
        </table:table-row>
        <table:table-row table:style-name="ro1">
          <table:table-cell table:style-name="ce11" office:value-type="date" office:date-value="2025-02-18" calcext:value-type="date">
            <text:p>18/02/25</text:p>
          </table:table-cell>
          <table:table-cell table:style-name="ce13" office:value-type="string" calcext:value-type="string">
            <text:p>Bermuda Jeans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105]*[.E105]" office:value-type="currency" office:currency="BRL" office:value="59.9" calcext:value-type="currency">
            <text:p>R$ 59,90</text:p>
          </table:table-cell>
        </table:table-row>
        <table:table-row table:style-name="ro1">
          <table:table-cell table:style-name="ce11" office:value-type="date" office:date-value="2025-02-19" calcext:value-type="date">
            <text:p>19/02/25</text:p>
          </table:table-cell>
          <table:table-cell table:style-name="ce13" office:value-type="string" calcext:value-type="string">
            <text:p>Blusa Manga Longa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Juliana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106]*[.E106]" office:value-type="currency" office:currency="BRL" office:value="149.7" calcext:value-type="currency">
            <text:p>R$ 149,70</text:p>
          </table:table-cell>
        </table:table-row>
        <table:table-row table:style-name="ro1">
          <table:table-cell table:style-name="ce11" office:value-type="date" office:date-value="2025-02-19" calcext:value-type="date">
            <text:p>19/02/25</text:p>
          </table:table-cell>
          <table:table-cell table:style-name="ce13" office:value-type="string" calcext:value-type="string">
            <text:p>Jaqueta Jeans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129.9" calcext:value-type="currency">
            <text:p>R$ 129,90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107]*[.E107]" office:value-type="currency" office:currency="BRL" office:value="259.8" calcext:value-type="currency">
            <text:p>R$ 259,80</text:p>
          </table:table-cell>
        </table:table-row>
        <table:table-row table:style-name="ro1">
          <table:table-cell table:style-name="ce11" office:value-type="date" office:date-value="2025-02-20" calcext:value-type="date">
            <text:p>20/02/25</text:p>
          </table:table-cell>
          <table:table-cell table:style-name="ce13" office:value-type="string" calcext:value-type="string">
            <text:p>Calça Skinny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79.9" calcext:value-type="currency">
            <text:p>R$ 79,90</text:p>
          </table:table-cell>
          <table:table-cell table:style-name="ce13" office:value-type="string" calcext:value-type="string">
            <text:p>Ana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108]*[.E108]" office:value-type="currency" office:currency="BRL" office:value="79.9" calcext:value-type="currency">
            <text:p>R$ 79,90</text:p>
          </table:table-cell>
        </table:table-row>
        <table:table-row table:style-name="ro1">
          <table:table-cell table:style-name="ce11" office:value-type="date" office:date-value="2025-02-20" calcext:value-type="date">
            <text:p>20/02/25</text:p>
          </table:table-cell>
          <table:table-cell table:style-name="ce13" office:value-type="string" calcext:value-type="string">
            <text:p>Camisa Pol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69.9" calcext:value-type="currency">
            <text:p>R$ 69,90</text:p>
          </table:table-cell>
          <table:table-cell table:style-name="ce13" office:value-type="string" calcext:value-type="string">
            <text:p>Bruno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109]*[.E109]" office:value-type="currency" office:currency="BRL" office:value="139.8" calcext:value-type="currency">
            <text:p>R$ 139,80</text:p>
          </table:table-cell>
        </table:table-row>
        <table:table-row table:style-name="ro1">
          <table:table-cell table:style-name="ce11" office:value-type="date" office:date-value="2025-02-21" calcext:value-type="date">
            <text:p>21/02/25</text:p>
          </table:table-cell>
          <table:table-cell table:style-name="ce13" office:value-type="string" calcext:value-type="string">
            <text:p>Saia Midi</text:p>
          </table:table-cell>
          <table:table-cell table:style-name="ce13" office:value-type="string" calcext:value-type="string">
            <text:p>Femin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59.9" calcext:value-type="currency">
            <text:p>R$ 59,90</text:p>
          </table:table-cell>
          <table:table-cell table:style-name="ce13" office:value-type="string" calcext:value-type="string">
            <text:p>Carla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110]*[.E110]" office:value-type="currency" office:currency="BRL" office:value="59.9" calcext:value-type="currency">
            <text:p>R$ 59,90</text:p>
          </table:table-cell>
        </table:table-row>
        <table:table-row table:style-name="ro1">
          <table:table-cell table:style-name="ce11" office:value-type="date" office:date-value="2025-02-21" calcext:value-type="date">
            <text:p>21/02/25</text:p>
          </table:table-cell>
          <table:table-cell table:style-name="ce13" office:value-type="string" calcext:value-type="string">
            <text:p>Moletom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99.9" calcext:value-type="currency">
            <text:p>R$ 99,90</text:p>
          </table:table-cell>
          <table:table-cell table:style-name="ce13" office:value-type="string" calcext:value-type="string">
            <text:p>Daniel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111]*[.E111]" office:value-type="currency" office:currency="BRL" office:value="299.7" calcext:value-type="currency">
            <text:p>R$ 299,70</text:p>
          </table:table-cell>
        </table:table-row>
        <table:table-row table:style-name="ro1">
          <table:table-cell table:style-name="ce11" office:value-type="date" office:date-value="2025-02-22" calcext:value-type="date">
            <text:p>22/02/25</text:p>
          </table:table-cell>
          <table:table-cell table:style-name="ce13" office:value-type="string" calcext:value-type="string">
            <text:p>Body Bebê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29.9" calcext:value-type="currency">
            <text:p>R$ 29,90</text:p>
          </table:table-cell>
          <table:table-cell table:style-name="ce13" office:value-type="string" calcext:value-type="string">
            <text:p>Fernanda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112]*[.E112]" office:value-type="currency" office:currency="BRL" office:value="59.8" calcext:value-type="currency">
            <text:p>R$ 59,80</text:p>
          </table:table-cell>
        </table:table-row>
        <table:table-row table:style-name="ro1">
          <table:table-cell table:style-name="ce11" office:value-type="date" office:date-value="2025-02-22" calcext:value-type="date">
            <text:p>22/02/25</text:p>
          </table:table-cell>
          <table:table-cell table:style-name="ce13" office:value-type="string" calcext:value-type="string">
            <text:p>Camiseta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34.9" calcext:value-type="currency">
            <text:p>R$ 34,90</text:p>
          </table:table-cell>
          <table:table-cell table:style-name="ce13" office:value-type="string" calcext:value-type="string">
            <text:p>Gustavo</text:p>
          </table:table-cell>
          <table:table-cell table:style-name="ce13" office:value-type="string" calcext:value-type="string">
            <text:p>Nordeste</text:p>
          </table:table-cell>
          <table:table-cell table:style-name="ce18" table:formula="of:=[.D113]*[.E113]" office:value-type="currency" office:currency="BRL" office:value="34.9" calcext:value-type="currency">
            <text:p>R$ 34,90</text:p>
          </table:table-cell>
        </table:table-row>
        <table:table-row table:style-name="ro1">
          <table:table-cell table:style-name="ce11" office:value-type="date" office:date-value="2025-02-23" calcext:value-type="date">
            <text:p>23/02/25</text:p>
          </table:table-cell>
          <table:table-cell table:style-name="ce13" office:value-type="string" calcext:value-type="string">
            <text:p>Vestido Infantil</text:p>
          </table:table-cell>
          <table:table-cell table:style-name="ce13" office:value-type="string" calcext:value-type="string">
            <text:p>Infantil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currency" office:currency="BRL" office:value="49.9" calcext:value-type="currency">
            <text:p>R$ 49,90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udeste</text:p>
          </table:table-cell>
          <table:table-cell table:style-name="ce18" table:formula="of:=[.D114]*[.E114]" office:value-type="currency" office:currency="BRL" office:value="99.8" calcext:value-type="currency">
            <text:p>R$ 99,80</text:p>
          </table:table-cell>
        </table:table-row>
        <table:table-row table:style-name="ro1">
          <table:table-cell table:style-name="ce11" office:value-type="date" office:date-value="2025-02-23" calcext:value-type="date">
            <text:p>23/02/25</text:p>
          </table:table-cell>
          <table:table-cell table:style-name="ce13" office:value-type="string" calcext:value-type="string">
            <text:p>Boné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currency" office:currency="BRL" office:value="19.9" calcext:value-type="currency">
            <text:p>R$ 19,90</text:p>
          </table:table-cell>
          <table:table-cell table:style-name="ce13" office:value-type="string" calcext:value-type="string">
            <text:p>Igor</text:p>
          </table:table-cell>
          <table:table-cell table:style-name="ce13" office:value-type="string" calcext:value-type="string">
            <text:p>Norte</text:p>
          </table:table-cell>
          <table:table-cell table:style-name="ce18" table:formula="of:=[.D115]*[.E115]" office:value-type="currency" office:currency="BRL" office:value="59.7" calcext:value-type="currency">
            <text:p>R$ 59,70</text:p>
          </table:table-cell>
        </table:table-row>
        <table:table-row table:style-name="ro1">
          <table:table-cell table:style-name="ce11" office:value-type="date" office:date-value="2025-02-24" calcext:value-type="date">
            <text:p>24/02/25</text:p>
          </table:table-cell>
          <table:table-cell table:style-name="ce13" office:value-type="string" calcext:value-type="string">
            <text:p>Meia</text:p>
          </table:table-cell>
          <table:table-cell table:style-name="ce13" office:value-type="string" calcext:value-type="string">
            <text:p>Unissex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currency" office:currency="BRL" office:value="9.9" calcext:value-type="currency">
            <text:p>R$ 9,90</text:p>
          </table:table-cell>
          <table:table-cell table:style-name="ce13" office:value-type="string" calcext:value-type="string">
            <text:p>Juliana</text:p>
          </table:table-cell>
          <table:table-cell table:style-name="ce13" office:value-type="string" calcext:value-type="string">
            <text:p>Centro-Oeste</text:p>
          </table:table-cell>
          <table:table-cell table:style-name="ce18" table:formula="of:=[.D116]*[.E116]" office:value-type="currency" office:currency="BRL" office:value="59.4" calcext:value-type="currency">
            <text:p>R$ 59,40</text:p>
          </table:table-cell>
        </table:table-row>
        <table:table-row table:style-name="ro1">
          <table:table-cell table:style-name="ce11" office:value-type="date" office:date-value="2025-02-24" calcext:value-type="date">
            <text:p>24/02/25</text:p>
          </table:table-cell>
          <table:table-cell table:style-name="ce13" office:value-type="string" calcext:value-type="string">
            <text:p>Jaqueta de Couro</text:p>
          </table:table-cell>
          <table:table-cell table:style-name="ce13" office:value-type="string" calcext:value-type="string">
            <text:p>Masculino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currency" office:currency="BRL" office:value="199.9" calcext:value-type="currency">
            <text:p>R$ 199,90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Sul</text:p>
          </table:table-cell>
          <table:table-cell table:style-name="ce18" table:formula="of:=[.D117]*[.E117]" office:value-type="currency" office:currency="BRL" office:value="199.9" calcext:value-type="currency">
            <text:p>R$ 199,90</text:p>
          </table:table-cell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2" table:number-columns-repeated="2"/>
          <table:table-cell table:style-name="ce12" table:formula="of:=COUNTA([.D2:.D117])" office:value-type="float" office:value="115" calcext:value-type="float">
            <text:p>115</text:p>
          </table:table-cell>
          <table:table-cell table:style-name="ce16" table:formula="of:=SUM([.E2:.E117])" office:value-type="currency" office:currency="BRL" office:value="8093.5" calcext:value-type="currency">
            <text:p>R$ 8.093,50</text:p>
          </table:table-cell>
          <table:table-cell table:style-name="ce12" table:number-columns-repeated="2"/>
          <table:table-cell table:style-name="ce16" table:formula="of:=SUM([.H2:.H117])" office:value-type="currency" office:currency="BRL" office:value="13451.8" calcext:value-type="currency">
            <text:p>R$ 13.451,80</text:p>
          </table:table-cell>
        </table:table-row>
        <table:table-row table:style-name="ro1">
          <table:table-cell table:number-columns-repeated="3"/>
          <table:table-cell table:style-name="ce27"/>
          <table:table-cell table:number-columns-repeated="4"/>
        </table:table-row>
        <table:table-row table:style-name="ro1" table:number-rows-repeated="104845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Vendas.A2:Vendas.H117">
            <calcext:condition calcext:apply-style-name="ConditionalStyle_7" calcext:value="formula-is(MOD(ROW();2)=0)" calcext:base-cell-address="Vendas.A2"/>
            <calcext:condition calcext:apply-style-name="ConditionalStyle_8" calcext:value="formula-is(MOD(ROW();2)=1)" calcext:base-cell-address="Vendas.A2"/>
          </calcext:conditional-format>
        </calcext:conditional-formats>
      </table:table>
      <table:table table:name="Tabela dinâmica_receita por categoria" table:style-name="ta3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4" table:number-columns-repeated="10" table:default-cell-style-name="Default"/>
        <table:table-row table:style-name="ro10">
          <table:table-cell table:style-name="ce43" office:value-type="string" calcext:value-type="string" table:number-columns-spanned="12" table:number-rows-spanned="1">
            <text:p>Receita por categoria</text:p>
          </table:table-cell>
          <table:covered-table-cell table:number-columns-repeated="11" table:style-name="ce4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4" office:value-type="string" calcext:value-type="string">
            <text:p>Categoria</text:p>
          </table:table-cell>
          <table:table-cell table:style-name="ce49" office:value-type="string" calcext:value-type="string">
            <text:p>Soma - valor total</text:p>
          </table:table-cell>
          <table:table-cell table:number-columns-repeated="10"/>
        </table:table-row>
        <table:table-row table:style-name="ro1">
          <table:table-cell table:style-name="ce45" office:value-type="string" calcext:value-type="string">
            <text:p>Feminino</text:p>
          </table:table-cell>
          <table:table-cell table:style-name="ce50" office:value-type="currency" office:currency="BRL" office:value="3984" calcext:value-type="currency">
            <text:p>R$ 3.984,00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Infantil</text:p>
          </table:table-cell>
          <table:table-cell table:style-name="ce51" office:value-type="currency" office:currency="BRL" office:value="1840.9" calcext:value-type="currency">
            <text:p>R$ 1.840,90</text:p>
          </table:table-cell>
          <table:table-cell/>
          <table:table-cell>
            <draw:frame draw:z-index="0" draw:style-name="gr1" draw:text-style-name="P1" svg:width="16.014cm" svg:height="9.001cm" svg:x="0.43cm" svg:y="0.117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style-name="ce46" office:value-type="string" calcext:value-type="string">
            <text:p>Masculino</text:p>
          </table:table-cell>
          <table:table-cell table:style-name="ce51" office:value-type="currency" office:currency="BRL" office:value="4074.8" calcext:value-type="currency">
            <text:p>R$ 4.074,80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Unissex</text:p>
          </table:table-cell>
          <table:table-cell table:style-name="ce52" office:value-type="currency" office:currency="BRL" office:value="3552.1" calcext:value-type="currency">
            <text:p>R$ 3.552,10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Total Resultado</text:p>
          </table:table-cell>
          <table:table-cell table:style-name="ce53" office:value-type="currency" office:currency="BRL" office:value="13451.8" calcext:value-type="currency">
            <text:p>R$ 13.451,80</text:p>
          </table:table-cell>
          <table:table-cell table:number-columns-repeated="10"/>
        </table:table-row>
        <table:table-row table:style-name="ro11">
          <table:table-cell table:number-columns-repeated="12"/>
        </table:table-row>
        <table:table-row table:style-name="ro12">
          <table:table-cell table:number-columns-repeated="12"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Tabela dinâmica_receita por categoria'.A3:'Tabela dinâmica_receita por categoria'.B7">
            <calcext:condition calcext:apply-style-name="TABELA ZEBRADA CINZA" calcext:value="formula-is(MOD(ROW();2)=0)" calcext:base-cell-address="'Tabela dinâmica_receita por categoria'.A3"/>
            <calcext:condition calcext:apply-style-name="BRANCO" calcext:value="formula-is(MOD(ROW();2)=1)" calcext:base-cell-address="'Tabela dinâmica_receita por categoria'.A3"/>
          </calcext:conditional-format>
        </calcext:conditional-formats>
      </table:table>
      <table:table table:name="Tabela dinâmica_valor x vendedor" table:style-name="ta4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4" table:number-columns-repeated="7" table:default-cell-style-name="Default"/>
        <table:table-row table:style-name="ro13">
          <table:table-cell table:style-name="Default" table:number-columns-repeated="2"/>
          <table:table-cell table:number-columns-repeated="7"/>
        </table:table-row>
        <table:table-row table:style-name="ro14">
          <table:table-cell table:style-name="Default" table:number-columns-repeated="2"/>
          <table:table-cell/>
          <table:table-cell table:style-name="ce61" office:value-type="string" calcext:value-type="string" table:number-columns-spanned="6" table:number-rows-spanned="1">
            <text:p>VENDEDOR POR POR RECEITA</text:p>
          </table:table-cell>
          <table:covered-table-cell table:number-columns-repeated="5" table:style-name="ce62"/>
        </table:table-row>
        <table:table-row table:style-name="ro15">
          <table:table-cell table:style-name="ce54" office:value-type="string" calcext:value-type="string">
            <text:p>Vendedor</text:p>
          </table:table-cell>
          <table:table-cell table:style-name="ce57" office:value-type="string" calcext:value-type="string">
            <text:p>Soma - valor total</text:p>
          </table:table-cell>
          <table:table-cell table:number-columns-repeated="7"/>
        </table:table-row>
        <table:table-row table:style-name="ro15">
          <table:table-cell table:style-name="ce55" office:value-type="string" calcext:value-type="string">
            <text:p>Ana</text:p>
          </table:table-cell>
          <table:table-cell table:style-name="ce58" office:value-type="currency" office:currency="BRL" office:value="1366.8" calcext:value-type="currency">
            <text:p>R$ 1.366,80</text:p>
          </table:table-cell>
          <table:table-cell table:number-columns-repeated="2"/>
          <table:table-cell table:style-name="ce62" table:number-columns-repeated="5"/>
        </table:table-row>
        <table:table-row table:style-name="ro1">
          <table:table-cell table:style-name="ce56" office:value-type="string" calcext:value-type="string">
            <text:p>Bruno</text:p>
          </table:table-cell>
          <table:table-cell table:style-name="ce59" office:value-type="currency" office:currency="BRL" office:value="1657.6" calcext:value-type="currency">
            <text:p>R$ 1.657,60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Carla</text:p>
          </table:table-cell>
          <table:table-cell table:style-name="ce59" office:value-type="currency" office:currency="BRL" office:value="1347.9" calcext:value-type="currency">
            <text:p>R$ 1.347,90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Daniel</text:p>
          </table:table-cell>
          <table:table-cell table:style-name="ce59" office:value-type="currency" office:currency="BRL" office:value="1737.3" calcext:value-type="currency">
            <text:p>R$ 1.737,30</text:p>
          </table:table-cell>
          <table:table-cell>
            <draw:frame draw:z-index="0" draw:style-name="gr1" draw:text-style-name="P1" svg:width="15.99cm" svg:height="9cm" svg:x="0.146cm" svg:y="0.399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style-name="ce56" office:value-type="string" calcext:value-type="string">
            <text:p>Fernanda</text:p>
          </table:table-cell>
          <table:table-cell table:style-name="ce59" office:value-type="currency" office:currency="BRL" office:value="1208.6" calcext:value-type="currency">
            <text:p>R$ 1.208,60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Gustavo</text:p>
          </table:table-cell>
          <table:table-cell table:style-name="ce59" office:value-type="currency" office:currency="BRL" office:value="1802.3" calcext:value-type="currency">
            <text:p>R$ 1.802,30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Helena</text:p>
          </table:table-cell>
          <table:table-cell table:style-name="ce59" office:value-type="currency" office:currency="BRL" office:value="1087.9" calcext:value-type="currency">
            <text:p>R$ 1.087,90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Igor</text:p>
          </table:table-cell>
          <table:table-cell table:style-name="ce59" office:value-type="currency" office:currency="BRL" office:value="1098" calcext:value-type="currency">
            <text:p>R$ 1.098,00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Juliana</text:p>
          </table:table-cell>
          <table:table-cell table:style-name="ce59" office:value-type="currency" office:currency="BRL" office:value="1147.6" calcext:value-type="currency">
            <text:p>R$ 1.147,60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Lucas</text:p>
          </table:table-cell>
          <table:table-cell table:style-name="ce60" office:value-type="currency" office:currency="BRL" office:value="997.8" calcext:value-type="currency">
            <text:p>R$ 997,80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Total Resultado</text:p>
          </table:table-cell>
          <table:table-cell table:style-name="ce53" office:value-type="currency" office:currency="BRL" office:value="13451.8" calcext:value-type="currency">
            <text:p>R$ 13.451,80</text:p>
          </table:table-cell>
          <table:table-cell table:number-columns-repeated="7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Tabela dinâmica_valor x vendedor'.A3:'Tabela dinâmica_valor x vendedor'.B13">
            <calcext:condition calcext:apply-style-name="TABELA ZEBRADA CINZA" calcext:value="formula-is(MOD(ROW();2)=0)" calcext:base-cell-address="'Tabela dinâmica_valor x vendedor'.A3"/>
            <calcext:condition calcext:apply-style-name="BRANCO" calcext:value="formula-is(MOD(ROW();2)=1)" calcext:base-cell-address="'Tabela dinâmica_valor x vendedor'.A3"/>
          </calcext:conditional-format>
        </calcext:conditional-formats>
      </table:table>
      <table:table table:name="Tabela dinâmica-Produto x quant" table:style-name="ta5">
        <office:forms form:automatic-focus="false" form:apply-design-mode="false"/>
        <table:table-column table:style-name="co6" table:default-cell-style-name="ce1"/>
        <table:table-column table:style-name="co15" table:default-cell-style-name="ce1"/>
        <table:table-column table:style-name="co4" table:number-columns-repeated="10" table:default-cell-style-name="Default"/>
        <table:table-row table:style-name="ro1">
          <table:table-cell table:style-name="ce71" office:value-type="string" calcext:value-type="string">
            <text:p>Produto</text:p>
          </table:table-cell>
          <table:table-cell table:style-name="ce79" office:value-type="string" calcext:value-type="string">
            <text:p>Soma - Quantidade</text:p>
          </table:table-cell>
          <table:table-cell table:number-columns-repeated="10"/>
        </table:table-row>
        <table:table-row table:style-name="ro16">
          <table:table-cell table:style-name="ce72" office:value-type="string" calcext:value-type="string">
            <text:p>Bermuda Jeans</text:p>
          </table:table-cell>
          <table:table-cell table:style-name="ce91" office:value-type="float" office:value="9" calcext:value-type="float">
            <text:p>9</text:p>
          </table:table-cell>
          <table:table-cell/>
          <table:table-cell table:style-name="ce61" office:value-type="string" calcext:value-type="string" table:number-columns-spanned="9" table:number-rows-spanned="1">
            <text:p>PRODUTO POR QUANTIDADE</text:p>
          </table:table-cell>
          <table:covered-table-cell table:number-columns-repeated="8"/>
        </table:table-row>
        <table:table-row table:style-name="ro1">
          <table:table-cell table:style-name="ce73" office:value-type="string" calcext:value-type="string">
            <text:p>Blusa Manga Curta</text:p>
          </table:table-cell>
          <table:table-cell table:style-name="ce92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Blusa Manga Longa</text:p>
          </table:table-cell>
          <table:table-cell table:style-name="ce92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Body</text:p>
          </table:table-cell>
          <table:table-cell table:style-name="ce93"/>
          <table:table-cell>
            <draw:frame draw:z-index="0" draw:style-name="gr1" draw:text-style-name="P1" svg:width="15.989cm" svg:height="9cm" svg:x="1.428cm" svg:y="0.372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Body Bebê</text:p>
          </table:table-cell>
          <table:table-cell table:style-name="ce92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Boné</text:p>
          </table:table-cell>
          <table:table-cell table:style-name="ce92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Calça Jeans</text:p>
          </table:table-cell>
          <table:table-cell table:style-name="ce9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Calça Skinny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Camisa Polo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Camiseta Básica</text:p>
          </table:table-cell>
          <table:table-cell table:style-name="ce92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Camiseta Infantil</text:p>
          </table:table-cell>
          <table:table-cell table:style-name="ce9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Jaqueta de Couro</text:p>
          </table:table-cell>
          <table:table-cell table:style-name="ce9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Jaqueta Jeans</text:p>
          </table:table-cell>
          <table:table-cell table:style-name="ce9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Macacão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Meia</text:p>
          </table:table-cell>
          <table:table-cell table:style-name="ce92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Moletom</text:p>
          </table:table-cell>
          <table:table-cell table:style-name="ce92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Moletom Infantil</text:p>
          </table:table-cell>
          <table:table-cell table:style-name="ce92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Saia Midi</text:p>
          </table:table-cell>
          <table:table-cell table:style-name="ce9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Vestido Floral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73" office:value-type="string" calcext:value-type="string">
            <text:p>Vestido Infantil</text:p>
          </table:table-cell>
          <table:table-cell table:style-name="ce94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Total Resultado</text:p>
          </table:table-cell>
          <table:table-cell table:style-name="ce96" office:value-type="float" office:value="232" calcext:value-type="float">
            <text:p>232</text:p>
          </table:table-cell>
          <table:table-cell table:number-columns-repeated="10"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Tabela dinâmica-Produto x quant'.A1:'Tabela dinâmica-Produto x quant'.B21">
            <calcext:condition calcext:apply-style-name="TABELA ZEBRADA CINZA" calcext:value="formula-is(MOD(ROW();2)=0)" calcext:base-cell-address="'Tabela dinâmica-Produto x quant'.A1"/>
            <calcext:condition calcext:apply-style-name="BRANCO" calcext:value="formula-is(MOD(ROW();2)=1)" calcext:base-cell-address="'Tabela dinâmica-Produto x quant'.A1"/>
          </calcext:conditional-format>
        </calcext:conditional-formats>
      </table:table>
      <table:table table:name="Tabela dinâmica_categgoria X região" table:style-name="ta6">
        <office:forms form:automatic-focus="false" form:apply-design-mode="false"/>
        <table:table-column table:style-name="co16" table:default-cell-style-name="ce1"/>
        <table:table-column table:style-name="co4" table:number-columns-repeated="5" table:default-cell-style-name="Default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5" table:default-cell-style-name="Default"/>
        <table:table-row table:style-name="ro16">
          <table:table-cell table:style-name="ce68"/>
          <table:table-cell table:style-name="ce101" office:value-type="string" calcext:value-type="string" table:number-columns-spanned="13" table:number-rows-spanned="1">
            <text:p>Categoria por região</text:p>
          </table:table-cell>
          <table:covered-table-cell table:number-columns-repeated="4"/>
          <table:covered-table-cell table:style-name="Default"/>
          <table:covered-table-cell table:number-columns-repeated="7"/>
        </table:table-row>
        <table:table-row table:style-name="ro1">
          <table:table-cell table:style-name="ce68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102" office:value-type="string" calcext:value-type="string">
            <text:p>Soma - valor total</text:p>
          </table:table-cell>
          <table:table-cell table:style-name="ce107" office:value-type="string" calcext:value-type="string">
            <text:p>Região</text:p>
          </table:table-cell>
          <table:table-cell table:style-name="ce113" table:number-columns-repeated="4"/>
          <table:table-cell table:style-name="ce124"/>
          <table:table-cell table:number-columns-repeated="7"/>
        </table:table-row>
        <table:table-row table:style-name="ro1">
          <table:table-cell table:style-name="ce103" office:value-type="string" calcext:value-type="string">
            <text:p>Categoria</text:p>
          </table:table-cell>
          <table:table-cell table:style-name="ce108" office:value-type="string" calcext:value-type="string">
            <text:p>Centro-Oeste</text:p>
          </table:table-cell>
          <table:table-cell table:style-name="ce115" office:value-type="string" calcext:value-type="string">
            <text:p>Nordeste</text:p>
          </table:table-cell>
          <table:table-cell table:style-name="ce115" office:value-type="string" calcext:value-type="string">
            <text:p>Norte</text:p>
          </table:table-cell>
          <table:table-cell table:style-name="ce115" office:value-type="string" calcext:value-type="string">
            <text:p>Sudeste</text:p>
          </table:table-cell>
          <table:table-cell table:style-name="ce115" office:value-type="string" calcext:value-type="string">
            <text:p>Sul</text:p>
          </table:table-cell>
          <table:table-cell table:style-name="ce126" office:value-type="string" calcext:value-type="string">
            <text:p>Total Resultado</text:p>
          </table:table-cell>
          <table:table-cell table:number-columns-repeated="7"/>
        </table:table-row>
        <table:table-row table:style-name="ro1">
          <table:table-cell table:style-name="ce104" office:value-type="string" calcext:value-type="string">
            <text:p>Feminino</text:p>
          </table:table-cell>
          <table:table-cell table:style-name="ce109" office:value-type="currency" office:currency="BRL" office:value="998.4" calcext:value-type="currency">
            <text:p>R$ 998,40</text:p>
          </table:table-cell>
          <table:table-cell table:style-name="ce116" office:value-type="currency" office:currency="BRL" office:value="1018.5" calcext:value-type="currency">
            <text:p>R$ 1.018,50</text:p>
          </table:table-cell>
          <table:table-cell table:style-name="ce116" office:value-type="currency" office:currency="BRL" office:value="848.6" calcext:value-type="currency">
            <text:p>R$ 848,60</text:p>
          </table:table-cell>
          <table:table-cell table:style-name="ce116" office:value-type="currency" office:currency="BRL" office:value="649.1" calcext:value-type="currency">
            <text:p>R$ 649,10</text:p>
          </table:table-cell>
          <table:table-cell table:style-name="ce120" office:value-type="currency" office:currency="BRL" office:value="469.4" calcext:value-type="currency">
            <text:p>R$ 469,40</text:p>
          </table:table-cell>
          <table:table-cell table:style-name="ce127" office:value-type="currency" office:currency="BRL" office:value="3984" calcext:value-type="currency">
            <text:p>R$ 3.984,00</text:p>
          </table:table-cell>
          <table:table-cell table:number-columns-repeated="7"/>
        </table:table-row>
        <table:table-row table:style-name="ro1">
          <table:table-cell table:style-name="ce105" office:value-type="string" calcext:value-type="string">
            <text:p>Infantil</text:p>
          </table:table-cell>
          <table:table-cell table:style-name="ce110" office:value-type="currency" office:currency="BRL" office:value="319.4" calcext:value-type="currency">
            <text:p>R$ 319,40</text:p>
          </table:table-cell>
          <table:table-cell table:style-name="ce117" office:value-type="currency" office:currency="BRL" office:value="553.8" calcext:value-type="currency">
            <text:p>R$ 553,80</text:p>
          </table:table-cell>
          <table:table-cell table:style-name="ce117" office:value-type="currency" office:currency="BRL" office:value="119.7" calcext:value-type="currency">
            <text:p>R$ 119,70</text:p>
          </table:table-cell>
          <table:table-cell table:style-name="ce117" office:value-type="currency" office:currency="BRL" office:value="578.7" calcext:value-type="currency">
            <text:p>R$ 578,70</text:p>
          </table:table-cell>
          <table:table-cell table:style-name="ce121" office:value-type="currency" office:currency="BRL" office:value="269.3" calcext:value-type="currency">
            <text:p>R$ 269,30</text:p>
          </table:table-cell>
          <table:table-cell table:style-name="ce128" office:value-type="currency" office:currency="BRL" office:value="1840.9" calcext:value-type="currency">
            <text:p>R$ 1.840,90</text:p>
          </table:table-cell>
          <table:table-cell table:number-columns-repeated="7"/>
        </table:table-row>
        <table:table-row table:style-name="ro1">
          <table:table-cell table:style-name="ce105" office:value-type="string" calcext:value-type="string">
            <text:p>Masculino</text:p>
          </table:table-cell>
          <table:table-cell table:style-name="ce110" office:value-type="currency" office:currency="BRL" office:value="759" calcext:value-type="currency">
            <text:p>R$ 759,00</text:p>
          </table:table-cell>
          <table:table-cell table:style-name="ce117" office:value-type="currency" office:currency="BRL" office:value="459.4" calcext:value-type="currency">
            <text:p>R$ 459,40</text:p>
          </table:table-cell>
          <table:table-cell table:style-name="ce117" office:value-type="currency" office:currency="BRL" office:value="1038.6" calcext:value-type="currency">
            <text:p>R$ 1.038,60</text:p>
          </table:table-cell>
          <table:table-cell table:style-name="ce117" office:value-type="currency" office:currency="BRL" office:value="918.9" calcext:value-type="currency">
            <text:p>R$ 918,90</text:p>
          </table:table-cell>
          <table:table-cell table:style-name="ce121" office:value-type="currency" office:currency="BRL" office:value="898.9" calcext:value-type="currency">
            <text:p>R$ 898,90</text:p>
          </table:table-cell>
          <table:table-cell table:style-name="ce128" office:value-type="currency" office:currency="BRL" office:value="4074.8" calcext:value-type="currency">
            <text:p>R$ 4.074,80</text:p>
          </table:table-cell>
          <table:table-cell table:number-columns-repeated="7"/>
        </table:table-row>
        <table:table-row table:style-name="ro1">
          <table:table-cell table:style-name="ce105" office:value-type="string" calcext:value-type="string">
            <text:p>Unissex</text:p>
          </table:table-cell>
          <table:table-cell table:style-name="ce111" office:value-type="currency" office:currency="BRL" office:value="808.1" calcext:value-type="currency">
            <text:p>R$ 808,10</text:p>
          </table:table-cell>
          <table:table-cell table:style-name="ce118" office:value-type="currency" office:currency="BRL" office:value="1057.6" calcext:value-type="currency">
            <text:p>R$ 1.057,60</text:p>
          </table:table-cell>
          <table:table-cell table:style-name="ce118" office:value-type="currency" office:currency="BRL" office:value="439" calcext:value-type="currency">
            <text:p>R$ 439,00</text:p>
          </table:table-cell>
          <table:table-cell table:style-name="ce118" office:value-type="currency" office:currency="BRL" office:value="598.8" calcext:value-type="currency">
            <text:p>R$ 598,80</text:p>
          </table:table-cell>
          <table:table-cell table:style-name="ce122" office:value-type="currency" office:currency="BRL" office:value="648.6" calcext:value-type="currency">
            <text:p>R$ 648,60</text:p>
          </table:table-cell>
          <table:table-cell table:style-name="ce131" office:value-type="currency" office:currency="BRL" office:value="3552.1" calcext:value-type="currency">
            <text:p>R$ 3.552,10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Total Resultado</text:p>
          </table:table-cell>
          <table:table-cell table:style-name="ce112" office:value-type="currency" office:currency="BRL" office:value="2884.9" calcext:value-type="currency">
            <text:p>R$ 2.884,90</text:p>
          </table:table-cell>
          <table:table-cell table:style-name="ce119" office:value-type="currency" office:currency="BRL" office:value="3089.3" calcext:value-type="currency">
            <text:p>R$ 3.089,30</text:p>
          </table:table-cell>
          <table:table-cell table:style-name="ce119" office:value-type="currency" office:currency="BRL" office:value="2445.9" calcext:value-type="currency">
            <text:p>R$ 2.445,90</text:p>
          </table:table-cell>
          <table:table-cell table:style-name="ce119" office:value-type="currency" office:currency="BRL" office:value="2745.5" calcext:value-type="currency">
            <text:p>R$ 2.745,50</text:p>
          </table:table-cell>
          <table:table-cell table:style-name="ce123" office:value-type="currency" office:currency="BRL" office:value="2286.2" calcext:value-type="currency">
            <text:p>R$ 2.286,20</text:p>
          </table:table-cell>
          <table:table-cell table:style-name="ce53" office:value-type="currency" office:currency="BRL" office:value="13451.8" calcext:value-type="currency">
            <text:p>R$ 13.451,80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>
            <draw:frame draw:z-index="0" draw:style-name="gr1" draw:text-style-name="P1" svg:width="16.009cm" svg:height="9cm" svg:x="0.076cm" svg:y="0.02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Tabela dinâmica_categgoria X região'.A3:'Tabela dinâmica_categgoria X região'.G8">
            <calcext:condition calcext:apply-style-name="TABELA ZEBRADA CINZA" calcext:value="formula-is(MOD(ROW();2)=0)" calcext:base-cell-address="'Tabela dinâmica_categgoria X região'.A3"/>
            <calcext:condition calcext:apply-style-name="BRANCO" calcext:value="formula-is(MOD(ROW();2)=1)" calcext:base-cell-address="'Tabela dinâmica_categgoria X região'.A3"/>
          </calcext:conditional-format>
        </calcext:conditional-formats>
      </table:table>
      <table:table table:name="resumo" table:style-name="ta7">
        <office:forms form:automatic-focus="false" form:apply-design-mode="false"/>
        <table:shapes>
          <draw:frame draw:z-index="0" draw:style-name="gr2" draw:text-style-name="P2" svg:width="10.42cm" svg:height="5.108cm" svg:x="16.936cm" svg:y="9.364cm">
            <draw:object draw:notify-on-update-of-ranges="resumo.A15:resumo.B17 resumo.C14:resumo.C14 resumo.C15:resumo.C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7.592cm" svg:height="5.589cm" svg:x="18.74cm" svg:y="15.981cm">
            <draw:object draw:notify-on-update-of-ranges="resumo.C27:resumo.C31 resumo.D25:resumo.D26 resumo.D27:resumo.D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4" table:number-columns-repeated="4" table:default-cell-style-name="Default"/>
        <table:table-row table:style-name="ro16">
          <table:table-cell table:style-name="ce101" office:value-type="string" calcext:value-type="string" table:number-columns-spanned="11" table:number-rows-spanned="1">
            <text:p>Resumo de Vendas – Setembro 2025</text:p>
          </table:table-cell>
          <table:covered-table-cell table:number-columns-repeated="10"/>
        </table:table-row>
        <table:table-row table:style-name="ro17">
          <table:table-cell table:style-name="ce125" office:value-type="string" calcext:value-type="string" table:number-columns-spanned="11" table:number-rows-spanned="1">
            <text:p>📈Indicadores principais</text:p>
          </table:table-cell>
          <table:covered-table-cell table:number-columns-repeated="10"/>
        </table:table-row>
        <table:table-row table:style-name="ro12">
          <table:table-cell table:style-name="ce129" office:value-type="string" calcext:value-type="string">
            <text:p>Indicadores </text:p>
          </table:table-cell>
          <table:table-cell table:style-name="ce150" office:value-type="string" calcext:value-type="string">
            <text:p>Valor</text:p>
          </table:table-cell>
          <table:table-cell table:style-name="ce139"/>
          <table:table-cell table:number-columns-repeated="8"/>
        </table:table-row>
        <table:table-row table:style-name="ro6">
          <table:table-cell table:style-name="ce141" office:value-type="string" calcext:value-type="string">
            <text:p><text:s text:c="2"/>🛒Total de vendas</text:p>
          </table:table-cell>
          <table:table-cell table:style-name="ce151" table:formula="of:=SUM([$Vendas.H2:$Vendas.H117])" office:value-type="currency" office:currency="BRL" office:value="13451.8" calcext:value-type="currency">
            <text:p>R$ 13.451,80</text:p>
          </table:table-cell>
          <table:table-cell table:number-columns-repeated="9"/>
        </table:table-row>
        <table:table-row table:style-name="ro6">
          <table:table-cell table:style-name="ce141" office:value-type="string" calcext:value-type="string">
            <text:p><text:s/>🏆Produto mais vendido</text:p>
          </table:table-cell>
          <table:table-cell table:style-name="ce151" table:formula="of:=INDEX([$'Tabela dinâmica-Produto x quant'.A2:$'Tabela dinâmica-Produto x quant'.A21];MATCH(MAX([$'Tabela dinâmica-Produto x quant'.B2:$'Tabela dinâmica-Produto x quant'.B21]);[$'Tabela dinâmica-Produto x quant'.B2:$'Tabela dinâmica-Produto x quant'.B21];0)) &amp; &quot; - &quot; &amp; MAX([$'Tabela dinâmica-Produto x quant'.B2:$'Tabela dinâmica-Produto x quant'.B21]) &amp; &quot; unidades&quot;" office:value-type="string" office:string-value="Meia - 35 unidades" calcext:value-type="string">
            <text:p>Meia - 35 unidades</text:p>
          </table:table-cell>
          <table:table-cell table:number-columns-repeated="9"/>
        </table:table-row>
        <table:table-row table:style-name="ro6">
          <table:table-cell table:style-name="ce141" office:value-type="string" calcext:value-type="string">
            <text:p><text:s/>🧊Produto menos vendido</text:p>
          </table:table-cell>
          <table:table-cell table:style-name="ce151" table:formula="of:=INDEX([$'Tabela dinâmica-Produto x quant'.A2:$'Tabela dinâmica-Produto x quant'.A21];MATCH(MIN([$'Tabela dinâmica-Produto x quant'.B2:$'Tabela dinâmica-Produto x quant'.B21]);[$'Tabela dinâmica-Produto x quant'.B2:$'Tabela dinâmica-Produto x quant'.B21];0))" office:value-type="string" office:string-value="Macacão" calcext:value-type="string">
            <text:p>Macacão</text:p>
          </table:table-cell>
          <table:table-cell table:number-columns-repeated="9"/>
        </table:table-row>
        <table:table-row table:style-name="ro6">
          <table:table-cell table:style-name="ce142" office:value-type="string" calcext:value-type="string">
            <text:p><text:s/>📦 Produtos vendidos </text:p>
          </table:table-cell>
          <table:table-cell table:style-name="ce152" table:formula="of:=COUNTA([$'Tabela dinâmica-Produto x quant'.B2:$'Tabela dinâmica-Produto x quant'.B21])" office:value-type="float" office:value="19" calcext:value-type="float">
            <text:p>19</text:p>
          </table:table-cell>
          <table:table-cell table:number-columns-repeated="9"/>
        </table:table-row>
        <table:table-row table:style-name="ro6">
          <table:table-cell table:style-name="ce142" office:value-type="string" calcext:value-type="string">
            <text:p><text:s/>💰 Ticket médio </text:p>
          </table:table-cell>
          <table:table-cell table:style-name="ce153" table:formula="of:=[$Vendas.H118]/[$Vendas.D118]" office:value-type="currency" office:currency="BRL" office:value="116.972173913043" calcext:value-type="currency">
            <text:p>R$ 116,97</text:p>
          </table:table-cell>
          <table:table-cell table:number-columns-repeated="9"/>
        </table:table-row>
        <table:table-row table:style-name="ro7">
          <table:table-cell table:style-name="ce143" office:value-type="string" calcext:value-type="string">
            <text:p>🏆 Vendedor com maior receita </text:p>
          </table:table-cell>
          <table:table-cell table:style-name="ce154" table:formula="of:=INDEX([$'Tabela dinâmica_valor x vendedor'.A4:$'Tabela dinâmica_valor x vendedor'.A13];MATCH(MAX([$'Tabela dinâmica_valor x vendedor'.B4:$'Tabela dinâmica_valor x vendedor'.B13]);[$'Tabela dinâmica_valor x vendedor'.B4:$'Tabela dinâmica_valor x vendedor'.B13];0))" office:value-type="string" office:string-value="Gustavo" calcext:value-type="string">
            <text:p>Gustavo</text:p>
          </table:table-cell>
          <table:table-cell table:number-columns-repeated="9"/>
        </table:table-row>
        <table:table-row table:style-name="ro7">
          <table:table-cell table:style-name="ce144" office:value-type="string" calcext:value-type="string">
            <text:p>🛍️Total de produtos vendidos</text:p>
          </table:table-cell>
          <table:table-cell table:style-name="ce152" table:formula="of:=SUM([$'Tabela dinâmica-Produto x quant'.B2:$'Tabela dinâmica-Produto x quant'.B21])"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7">
          <table:table-cell table:style-name="ce130" office:value-type="string" calcext:value-type="string" table:number-columns-spanned="11" table:number-rows-spanned="1">
            <text:p><text:s/>🥇Top 3 produtos mais vendidos <text:s/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8">
          <table:table-cell table:style-name="ce146" office:value-type="string" calcext:value-type="string">
            <text:p>🏆 Ranking </text:p>
          </table:table-cell>
          <table:table-cell table:style-name="ce155" office:value-type="string" calcext:value-type="string">
            <text:p>Produto</text:p>
          </table:table-cell>
          <table:table-cell table:style-name="ce155" office:value-type="string" calcext:value-type="string">
            <text:p>Quantidade</text:p>
          </table:table-cell>
          <table:table-cell table:number-columns-repeated="8"/>
        </table:table-row>
        <table:table-row table:style-name="ro6">
          <table:table-cell table:style-name="ce132" office:value-type="string" calcext:value-type="string">
            <text:p>🥇 1º </text:p>
          </table:table-cell>
          <table:table-cell table:style-name="ce138" table:formula="of:=INDEX([$'Tabela dinâmica-Produto x quant'.A2:$'Tabela dinâmica-Produto x quant'.A21];MATCH(LARGE([$'Tabela dinâmica-Produto x quant'.B2:$'Tabela dinâmica-Produto x quant'.B21];1);[$'Tabela dinâmica-Produto x quant'.B2:$'Tabela dinâmica-Produto x quant'.B21];0))" office:value-type="string" office:string-value="Meia" calcext:value-type="string">
            <text:p>Meia</text:p>
          </table:table-cell>
          <table:table-cell table:style-name="ce140" table:formula="of:=LARGE([$'Tabela dinâmica-Produto x quant'.B2:$'Tabela dinâmica-Produto x quant'.B21];1)" office:value-type="float" office:value="35" calcext:value-type="float">
            <text:p>35</text:p>
          </table:table-cell>
          <table:table-cell table:number-columns-repeated="8"/>
        </table:table-row>
        <table:table-row table:style-name="ro6">
          <table:table-cell table:style-name="ce132" office:value-type="string" calcext:value-type="string">
            <text:p>🥈 2º </text:p>
          </table:table-cell>
          <table:table-cell table:style-name="ce138" table:formula="of:=INDEX([$'Tabela dinâmica-Produto x quant'.A2:$'Tabela dinâmica-Produto x quant'.A21];MATCH(LARGE([$'Tabela dinâmica-Produto x quant'.B2:$'Tabela dinâmica-Produto x quant'.B21];2);[$'Tabela dinâmica-Produto x quant'.B2:$'Tabela dinâmica-Produto x quant'.B21];0))" office:value-type="string" office:string-value="Boné" calcext:value-type="string">
            <text:p>Boné</text:p>
          </table:table-cell>
          <table:table-cell table:style-name="ce140" table:formula="of:=LARGE([$'Tabela dinâmica-Produto x quant'.B2:$'Tabela dinâmica-Produto x quant'.B21];2)" office:value-type="float" office:value="19" calcext:value-type="float">
            <text:p>19</text:p>
          </table:table-cell>
          <table:table-cell table:number-columns-repeated="8"/>
        </table:table-row>
        <table:table-row table:style-name="ro6">
          <table:table-cell table:style-name="ce132" office:value-type="string" calcext:value-type="string">
            <text:p>🥉 3º </text:p>
          </table:table-cell>
          <table:table-cell table:style-name="ce138" table:formula="of:=INDEX([$'Tabela dinâmica-Produto x quant'.A2:$'Tabela dinâmica-Produto x quant'.A21];MATCH(LARGE([$'Tabela dinâmica-Produto x quant'.B2:$'Tabela dinâmica-Produto x quant'.B21];3);[$'Tabela dinâmica-Produto x quant'.B2:$'Tabela dinâmica-Produto x quant'.B21];0))" office:value-type="string" office:string-value="Camiseta Básica" calcext:value-type="string">
            <text:p>Camiseta Básica</text:p>
          </table:table-cell>
          <table:table-cell table:style-name="ce140" table:formula="of:=LARGE([$'Tabela dinâmica-Produto x quant'.B2:$'Tabela dinâmica-Produto x quant'.B21];3)" office:value-type="float" office:value="18" calcext:value-type="float">
            <text:p>18</text:p>
          </table:table-cell>
          <table:table-cell table:number-columns-repeated="8"/>
        </table:table-row>
        <table:table-row table:style-name="ro1" table:number-rows-repeated="6">
          <table:table-cell table:number-columns-repeated="11"/>
        </table:table-row>
        <table:table-row table:style-name="ro17">
          <table:table-cell table:style-name="ce130" office:value-type="string" calcext:value-type="string" table:number-columns-spanned="11" table:number-rows-spanned="1">
            <text:p>📊Gráfico + observações </text:p>
          </table:table-cell>
          <table:covered-table-cell table:number-columns-repeated="10"/>
        </table:table-row>
        <table:table-row table:style-name="ro19">
          <table:table-cell table:style-name="ce148" office:value-type="string" calcext:value-type="string" table:number-columns-spanned="2" table:number-rows-spanned="1">
            <text:p>Categoria mais forte por região:</text:p>
          </table:table-cell>
          <table:covered-table-cell/>
          <table:table-cell table:style-name="ce179" office:value-type="string" calcext:value-type="string" table:number-columns-spanned="2" table:number-rows-spanned="1">
            <text:p>Receita <text:s/>por região</text:p>
          </table:table-cell>
          <table:covered-table-cell table:style-name="ce182"/>
          <table:table-cell table:number-columns-repeated="7"/>
        </table:table-row>
        <table:table-row table:style-name="ro6">
          <table:table-cell table:style-name="ce149" office:value-type="string" calcext:value-type="string" table:number-columns-spanned="2" table:number-rows-spanned="1">
            <text:p>Nordeste: Unissex (R$ 1.057,60)</text:p>
          </table:table-cell>
          <table:covered-table-cell table:style-name="ce157"/>
          <table:table-cell table:style-name="ce162" office:value-type="string" calcext:value-type="string">
            <text:p>Região</text:p>
          </table:table-cell>
          <table:table-cell table:style-name="ce162" office:value-type="string" calcext:value-type="string">
            <text:p>Receita total</text:p>
          </table:table-cell>
          <table:table-cell table:number-columns-repeated="7"/>
        </table:table-row>
        <table:table-row table:style-name="ro6">
          <table:table-cell table:style-name="ce149" office:value-type="string" calcext:value-type="string" table:number-columns-spanned="2" table:number-rows-spanned="1">
            <text:p>Norte: Masculino (R$ 1.038,60)</text:p>
          </table:table-cell>
          <table:covered-table-cell table:style-name="ce157"/>
          <table:table-cell table:style-name="ce163" office:value-type="string" calcext:value-type="string">
            <text:p>Centro-Oeste</text:p>
          </table:table-cell>
          <table:table-cell table:style-name="ce165" office:value-type="currency" office:currency="BRL" office:value="2884.9" calcext:value-type="currency">
            <text:p>R$ 2.884,90</text:p>
          </table:table-cell>
          <table:table-cell table:number-columns-repeated="7"/>
        </table:table-row>
        <table:table-row table:style-name="ro6">
          <table:table-cell table:style-name="ce149" office:value-type="string" calcext:value-type="string" table:number-columns-spanned="2" table:number-rows-spanned="1">
            <text:p>Sudeste: Infantil (R$ 578,70)</text:p>
          </table:table-cell>
          <table:covered-table-cell table:style-name="ce157"/>
          <table:table-cell table:style-name="ce163" office:value-type="string" calcext:value-type="string">
            <text:p>Nordeste</text:p>
          </table:table-cell>
          <table:table-cell table:style-name="ce165" office:value-type="currency" office:currency="BRL" office:value="3089.3" calcext:value-type="currency">
            <text:p>R$ 3.089,30</text:p>
          </table:table-cell>
          <table:table-cell table:number-columns-repeated="7"/>
        </table:table-row>
        <table:table-row table:style-name="ro6">
          <table:table-cell table:style-name="ce149" office:value-type="string" calcext:value-type="string" table:number-columns-spanned="2" table:number-rows-spanned="1">
            <text:p>Sul: Masculino (R$ 898,90)</text:p>
          </table:table-cell>
          <table:covered-table-cell table:style-name="ce157"/>
          <table:table-cell table:style-name="ce163" office:value-type="string" calcext:value-type="string">
            <text:p>Norte</text:p>
          </table:table-cell>
          <table:table-cell table:style-name="ce165" office:value-type="currency" office:currency="BRL" office:value="2445.9" calcext:value-type="currency">
            <text:p>R$ 2.445,90</text:p>
          </table:table-cell>
          <table:table-cell table:number-columns-repeated="7"/>
        </table:table-row>
        <table:table-row table:style-name="ro6">
          <table:table-cell table:style-name="ce149" office:value-type="string" calcext:value-type="string" table:number-columns-spanned="2" table:number-rows-spanned="1">
            <text:p>Centro-Oeste: Feminino (R$ 998,40)</text:p>
          </table:table-cell>
          <table:covered-table-cell table:style-name="ce157"/>
          <table:table-cell table:style-name="ce163" office:value-type="string" calcext:value-type="string">
            <text:p>Sudeste</text:p>
          </table:table-cell>
          <table:table-cell table:style-name="ce165" office:value-type="currency" office:currency="BRL" office:value="2745.5" calcext:value-type="currency">
            <text:p>R$ 2.745,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3" office:value-type="string" calcext:value-type="string">
            <text:p>Sul</text:p>
          </table:table-cell>
          <table:table-cell table:style-name="ce165" office:value-type="currency" office:currency="BRL" office:value="2286.2" calcext:value-type="currency">
            <text:p>R$ 2.286,2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6">
          <table:table-cell table:style-name="ce167" office:value-type="string" calcext:value-type="string" table:number-columns-spanned="3" table:number-rows-spanned="1">
            <text:p>Porque a categoria mais vendida foi a masculina? </text:p>
          </table:table-cell>
          <table:covered-table-cell table:number-columns-repeated="2" table:style-name="ce157"/>
          <table:table-cell table:number-columns-repeated="8"/>
        </table:table-row>
        <table:table-row table:style-name="ro6">
          <table:table-cell table:style-name="ce167" office:value-type="string" calcext:value-type="string" table:number-columns-spanned="2" table:number-rows-spanned="1">
            <text:p>Porque as outras categorias não venderam tanto quanto a masculina ?</text:p>
          </table:table-cell>
          <table:covered-table-cell table:style-name="ce157"/>
          <table:table-cell table:style-name="ce167"/>
          <table:table-cell table:number-columns-repeated="8"/>
        </table:table-row>
        <table:table-row table:style-name="ro6">
          <table:table-cell table:style-name="ce167" office:value-type="string" calcext:value-type="string" table:number-columns-spanned="2" table:number-rows-spanned="1">
            <text:p>Gustavo foi o vendedor que mais vendeu</text:p>
          </table:table-cell>
          <table:covered-table-cell table:style-name="ce157"/>
          <table:table-cell table:style-name="ce167"/>
          <table:table-cell table:number-columns-repeated="8"/>
        </table:table-row>
        <table:table-row table:style-name="ro6">
          <table:table-cell table:style-name="ce167" office:value-type="string" calcext:value-type="string" table:number-columns-spanned="2" table:number-rows-spanned="1">
            <text:p>Meias foram os produtos que mais vendeu</text:p>
          </table:table-cell>
          <table:covered-table-cell table:style-name="ce157"/>
          <table:table-cell table:style-name="ce167"/>
          <table:table-cell table:number-columns-repeated="8"/>
        </table:table-row>
        <table:table-row table:style-name="ro6">
          <table:table-cell table:style-name="ce167" office:value-type="string" calcext:value-type="string" table:number-columns-spanned="2" table:number-rows-spanned="1">
            <text:p>Camiseta infantil e jaqueta de couro foi o que menos vendeu</text:p>
          </table:table-cell>
          <table:covered-table-cell table:style-name="ce157"/>
          <table:table-cell table:style-name="ce167"/>
          <table:table-cell table:number-columns-repeated="8"/>
        </table:table-row>
        <table:table-row table:style-name="ro6">
          <table:table-cell table:style-name="ce167" office:value-type="string" calcext:value-type="string" table:number-columns-spanned="3" table:number-rows-spanned="1">
            <text:p>Porque há tanta variação nas vendas de acordo com a região?</text:p>
          </table:table-cell>
          <table:covered-table-cell table:number-columns-repeated="2" table:style-name="ce157"/>
          <table:table-cell table:number-columns-repeated="8"/>
        </table:table-row>
        <table:table-row table:style-name="ro6">
          <table:table-cell table:style-name="ce167" office:value-type="string" calcext:value-type="string" table:number-columns-spanned="3" table:number-rows-spanned="1">
            <text:p>Porque meias venderam mais que outros produtos?</text:p>
          </table:table-cell>
          <table:covered-table-cell table:number-columns-repeated="2" table:style-name="ce157"/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58"/>
          <table:table-cell table:number-columns-repeated="9"/>
        </table:table-row>
      </table:table>
      <table:named-expressions/>
      <table:database-ranges>
        <table:database-range table:name="__Anonymous_Sheet_DB__1" table:target-range-address="Vendas.H1:Vendas.H117" table:display-filter-buttons="true"/>
        <table:database-range table:name="__Anonymous_Sheet_DB__6" table:target-range-address="resumo.C25:resumo.D31" table:display-filter-buttons="true"/>
      </table:database-ranges>
      <table:data-pilot-tables>
        <table:data-pilot-table table:name="DataPilot4" table:application-data="" table:target-range-address="'Tabela dinâmica_receita por categoria'.A3:'Tabela dinâmica_receita por categoria'.B8" table:buttons="'Tabela dinâmica_receita por categoria'.A3" table:show-filter-button="false">
          <table:source-cell-range table:cell-range-address="Vendas.A1:Vendas.H117"/>
          <table:data-pilot-field table:source-field-name="Data da Vend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odu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Quantida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or Unitári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ndedo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ã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ategoria" table:orientation="row" table:used-hierarchy="-1" table:function="auto">
            <table:data-pilot-level table:show-empty="false" calcext:repeat-item-labels="false">
              <table:data-pilot-members>
                <table:data-pilot-member table:name="Feminino" table:display="true" table:show-details="true"/>
                <table:data-pilot-member table:name="Infantil" table:display="true" table:show-details="true"/>
                <table:data-pilot-member table:name="Masculino" table:display="true" table:show-details="true"/>
                <table:data-pilot-member table:name="Unissex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lor total" tableooo:display-name="Soma - valor total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dinâmica_valor x vendedor'.A3:'Tabela dinâmica_valor x vendedor'.B14" table:buttons="'Tabela dinâmica_valor x vendedor'.A3" table:show-filter-button="false">
          <table:source-cell-range table:cell-range-address="Vendas.A1:Vendas.H117"/>
          <table:data-pilot-field table:source-field-name="Data da Vend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odu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ategori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Quantida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or Unitári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ã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ndedor" table:orientation="row" table:used-hierarchy="-1" table:function="auto">
            <table:data-pilot-level table:show-empty="false" calcext:repeat-item-labels="false">
              <table:data-pilot-members>
                <table:data-pilot-member table:name="Ana" table:display="true" table:show-details="true"/>
                <table:data-pilot-member table:name="Bruno" table:display="true" table:show-details="true"/>
                <table:data-pilot-member table:name="Carla" table:display="true" table:show-details="true"/>
                <table:data-pilot-member table:name="Daniel" table:display="true" table:show-details="true"/>
                <table:data-pilot-member table:name="Fernanda" table:display="true" table:show-details="true"/>
                <table:data-pilot-member table:name="Gustavo" table:display="true" table:show-details="true"/>
                <table:data-pilot-member table:name="Helena" table:display="true" table:show-details="true"/>
                <table:data-pilot-member table:name="Igor" table:display="true" table:show-details="true"/>
                <table:data-pilot-member table:name="Juliana" table:display="true" table:show-details="true"/>
                <table:data-pilot-member table:name="Lucas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lor total" tableooo:display-name="Soma - valor total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-Produto x quant'.A1:'Tabela dinâmica-Produto x quant'.B22" table:buttons="'Tabela dinâmica-Produto x quant'.A1" table:show-filter-button="false">
          <table:source-cell-range table:cell-range-address="Vendas.A1:Vendas.H117"/>
          <table:data-pilot-field table:source-field-name="Data da Vend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ategori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or Unitári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ndedo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ã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or tota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oduto" table:orientation="row" table:used-hierarchy="-1" table:function="auto">
            <table:data-pilot-level table:show-empty="false" calcext:repeat-item-labels="false">
              <table:data-pilot-members>
                <table:data-pilot-member table:name="Bermuda Jeans" table:display="true" table:show-details="true"/>
                <table:data-pilot-member table:name="Blusa Manga Curta" table:display="true" table:show-details="true"/>
                <table:data-pilot-member table:name="Blusa Manga Longa" table:display="true" table:show-details="true"/>
                <table:data-pilot-member table:name="Body" table:display="true" table:show-details="true"/>
                <table:data-pilot-member table:name="Body Bebê" table:display="true" table:show-details="true"/>
                <table:data-pilot-member table:name="Boné" table:display="true" table:show-details="true"/>
                <table:data-pilot-member table:name="Calça Jeans" table:display="true" table:show-details="true"/>
                <table:data-pilot-member table:name="Calça Skinny" table:display="true" table:show-details="true"/>
                <table:data-pilot-member table:name="Camisa Polo" table:display="true" table:show-details="true"/>
                <table:data-pilot-member table:name="Camiseta Básica" table:display="true" table:show-details="true"/>
                <table:data-pilot-member table:name="Camiseta Infantil" table:display="true" table:show-details="true"/>
                <table:data-pilot-member table:name="Jaqueta de Couro" table:display="true" table:show-details="true"/>
                <table:data-pilot-member table:name="Jaqueta Jeans" table:display="true" table:show-details="true"/>
                <table:data-pilot-member table:name="Macacão" table:display="true" table:show-details="true"/>
                <table:data-pilot-member table:name="Meia" table:display="true" table:show-details="true"/>
                <table:data-pilot-member table:name="Moletom" table:display="true" table:show-details="true"/>
                <table:data-pilot-member table:name="Moletom Infantil" table:display="true" table:show-details="true"/>
                <table:data-pilot-member table:name="Saia Midi" table:display="true" table:show-details="true"/>
                <table:data-pilot-member table:name="Vestido Floral" table:display="true" table:show-details="true"/>
                <table:data-pilot-member table:name="Vestido Infanti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uantidade" tableooo:display-name="Soma - Quantidade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Tabela dinâmica_categgoria X região'.A3:'Tabela dinâmica_categgoria X região'.G9" table:buttons="'Tabela dinâmica_categgoria X região'.A4 'Tabela dinâmica_categgoria X região'.B3" table:show-filter-button="false">
          <table:source-cell-range table:cell-range-address="Vendas.A1:Vendas.H117"/>
          <table:data-pilot-field table:source-field-name="Data da Vend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odu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Quantida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or Unitári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ndedo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ategoria" table:orientation="row" table:used-hierarchy="-1" table:function="auto">
            <table:data-pilot-level table:show-empty="false" calcext:repeat-item-labels="false">
              <table:data-pilot-members>
                <table:data-pilot-member table:name="Feminino" table:display="true" table:show-details="true"/>
                <table:data-pilot-member table:name="Infantil" table:display="true" table:show-details="true"/>
                <table:data-pilot-member table:name="Masculino" table:display="true" table:show-details="true"/>
                <table:data-pilot-member table:name="Unissex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gião" table:orientation="column" table:used-hierarchy="-1" table:function="auto">
            <table:data-pilot-level table:show-empty="false" calcext:repeat-item-labels="false">
              <table:data-pilot-members>
                <table:data-pilot-member table:name="Centro-Oeste" table:display="true" table:show-details="true"/>
                <table:data-pilot-member table:name="Nordeste" table:display="true" table:show-details="true"/>
                <table:data-pilot-member table:name="Norte" table:display="true" table:show-details="true"/>
                <table:data-pilot-member table:name="Sudeste" table:display="true" table:show-details="true"/>
                <table:data-pilot-member table:name="Sul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lor total" tableooo:display-name="Soma - valor total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 UI" svg:font-family="'Microsoft YaHei UI'" style:font-family-generic="swiss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 number:textual="true"/>
      <number:text>/</number:text>
      <number:year/>
    </number:date-style>
    <number:date-style style:name="N108">
      <number:month number:textual="true"/>
      <number:text>/</number:text>
      <number:year/>
    </number:date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/>
      <number:text>/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RANCO" style:family="table-cell" style:parent-style-name="Default" style:data-style-name="N0">
      <style:table-cell-properties fo:background-color="#fafa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BELA_20_ZEBRADA_20_CINZA" style:display-name="TABELA ZEBRADA CINZA" style:family="table-cell" style:parent-style-name="Default" style:data-style-name="N0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ZEBRADA_20_CINZA_20_2" style:display-name="ZEBRADA CINZA 2" style:family="table-cell" style:parent-style-name="Default" style:data-style-name="N0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ZEBRADO_20_CINZA" style:display-name="ZEBRADO CINZA" style:family="table-cell" style:parent-style-name="Default" style:data-style-name="N0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ZEBRADO_20_CINZA_20_2_20_" style:display-name="ZEBRADO CINZA 2 " style:family="table-cell" style:parent-style-name="Default" style:data-style-name="N0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9" style:display-name="ConditionalStyle_9" style:family="table-cell" style:parent-style-name="Default" style:data-style-name="N0">
      <style:table-cell-properties fo:background-color="#f2f2f2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0" style:display-name="ConditionalStyle_10" style:family="table-cell" style:parent-style-name="Default" style:data-style-name="N0">
      <style:table-cell-properties fo:background-color="#fafafa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f2f2f2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8" style:display-name="ConditionalStyle_8" style:family="table-cell" style:parent-style-name="Default">
      <style:table-cell-properties fo:background-color="#fafafa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Arial" fo:font-family="Arial" style:font-family-generic="swiss" style:font-name-complex="Arial" style:font-family-complex="Arial" style:font-family-generic-complex="swiss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Tabela_20_dinâmica_5f_receita_20_por_20_cat" style:display-name="PageStyle_Tabela dinâmica_receita por ca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bela_20_dinâmica_5f_valor_20_x_20_vendedo" style:display-name="PageStyle_Tabela dinâmica_valor x vendedo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Vendas" style:display-name="PageStyle_Venda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bela_20_dinâmica-Produto_20_x_20_quant" style:display-name="PageStyle_Tabela dinâmica-Produto x quan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bela_20_dinâmica_5f_categgoria_20_X_20_re" style:display-name="PageStyle_Tabela dinâmica_categgoria X r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presentação" style:display-name="PageStyle_apresentaçã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5T23:52:40</meta:creation-date>
    <dc:language>pt-BR</dc:language>
    <dc:date>2025-09-29T15:39:08.526000000</dc:date>
    <meta:editing-cycles>68</meta:editing-cycles>
    <meta:editing-duration>P7DT10H46M20S</meta:editing-duration>
    <meta:generator>LibreOffice/7.4.3.2$Windows_x86 LibreOffice_project/1048a8393ae2eeec98dff31b5c133c5f1d08b890</meta:generator>
    <meta:document-statistic meta:table-count="7" meta:cell-count="1142" meta:object-count="6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treat-empty-cells="use-zero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/>
      <style:graphic-properties draw:stroke="none" draw:fill-color="#aedff7"/>
      <style:text-properties style:text-position="0% 100%" fo:font-family="Arial" fo:font-size="10pt" style:font-size-asian="10pt" style:font-size-complex="10pt"/>
    </style:style>
    <style:style style:name="ch8" style:family="chart">
      <style:chart-properties chart:solid-type="cuboid"/>
      <style:graphic-properties draw:fill-color="#aedff7"/>
    </style:style>
    <style:style style:name="ch9" style:family="chart">
      <style:chart-properties chart:solid-type="cuboid"/>
      <style:graphic-properties draw:fill-color="#f9c8c0"/>
    </style:style>
    <style:style style:name="ch10" style:family="chart">
      <style:chart-properties chart:solid-type="cuboid"/>
      <style:graphic-properties draw:fill-color="#fdf5c9"/>
    </style:style>
    <style:style style:name="ch11" style:family="chart">
      <style:chart-properties chart:solid-type="cuboid"/>
      <style:graphic-properties draw:fill-color="#cdecc9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15cm" svg:height="9.002cm" xlink:href="." xlink:type="simple" chart:class="chart:circle" chart:style-name="ch1">
        <chart:subtitle svg:x="0cm" svg:y="0cm" chart:style-name="ch2">
          <text:p/>
        </chart:subtitle>
        <chart:legend chart:legend-position="end" svg:x="13.699cm" svg:y="3.455cm" style:legend-expansion="high" chart:style-name="ch3"/>
        <chart:plot-area chart:style-name="ch4" chart:data-source-has-labels="both" svg:x="2.952cm" svg:y="0.631cm" svg:width="7.735cm" svg:height="7.736cm">
          <chart:coordinate-region svg:x="2.95cm" svg:y="0.632cm" svg:width="7.74cm" svg:height="7.735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Feminino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Infantil</text:p>
              </table:table-cell>
              <table:table-cell office:value-type="float" office:value="1840.9">
                <text:p>1840.9</text:p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074.8">
                <text:p>4074.8</text:p>
              </table:table-cell>
            </table:table-row>
            <table:table-row>
              <table:table-cell office:value-type="string">
                <text:p>Unissex</text:p>
              </table:table-cell>
              <table:table-cell office:value-type="float" office:value="3552.1">
                <text:p>355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/>
      <style:graphic-properties draw:stroke="none" draw:fill-color="#aedff7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1cm" svg:height="9.001cm" xlink:href="." xlink:type="simple" chart:class="chart:bar" chart:style-name="ch1">
        <chart:subtitle svg:x="0cm" svg:y="0cm" chart:style-name="ch2">
          <text:p/>
        </chart:subtitle>
        <chart:legend chart:legend-position="end" svg:x="14.469cm" svg:y="4.201cm" style:legend-expansion="high" chart:style-name="ch3"/>
        <chart:plot-area chart:style-name="ch4" chart:data-source-has-labels="both" svg:x="0.236cm" svg:y="0.259cm" svg:width="12.542cm" svg:height="7.738cm">
          <chart:coordinate-region svg:x="1.228cm" svg:y="0.458cm" svg:width="11.55cm" svg:height="5.998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na</text:p>
              </table:table-cell>
              <table:table-cell office:value-type="float" office:value="1366.8">
                <text:p>1366.8</text:p>
              </table:table-cell>
            </table:table-row>
            <table:table-row>
              <table:table-cell office:value-type="string">
                <text:p>Bruno</text:p>
              </table:table-cell>
              <table:table-cell office:value-type="float" office:value="1657.6">
                <text:p>1657.6</text:p>
              </table:table-cell>
            </table:table-row>
            <table:table-row>
              <table:table-cell office:value-type="string">
                <text:p>Carla</text:p>
              </table:table-cell>
              <table:table-cell office:value-type="float" office:value="1347.9">
                <text:p>1347.9</text:p>
              </table:table-cell>
            </table:table-row>
            <table:table-row>
              <table:table-cell office:value-type="string">
                <text:p>Daniel</text:p>
              </table:table-cell>
              <table:table-cell office:value-type="float" office:value="1737.3">
                <text:p>1737.3</text:p>
              </table:table-cell>
            </table:table-row>
            <table:table-row>
              <table:table-cell office:value-type="string">
                <text:p>Fernanda</text:p>
              </table:table-cell>
              <table:table-cell office:value-type="float" office:value="1208.6">
                <text:p>1208.6</text:p>
              </table:table-cell>
            </table:table-row>
            <table:table-row>
              <table:table-cell office:value-type="string">
                <text:p>Gustavo</text:p>
              </table:table-cell>
              <table:table-cell office:value-type="float" office:value="1802.3">
                <text:p>1802.3</text:p>
              </table:table-cell>
            </table:table-row>
            <table:table-row>
              <table:table-cell office:value-type="string">
                <text:p>Helena</text:p>
              </table:table-cell>
              <table:table-cell office:value-type="float" office:value="1087.9">
                <text:p>1087.9</text:p>
              </table:table-cell>
            </table:table-row>
            <table:table-row>
              <table:table-cell office:value-type="string">
                <text:p>Igor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Juliana</text:p>
              </table:table-cell>
              <table:table-cell office:value-type="float" office:value="1147.6">
                <text:p>1147.6</text:p>
              </table:table-cell>
            </table:table-row>
            <table:table-row>
              <table:table-cell office:value-type="string">
                <text:p>Lucas</text:p>
              </table:table-cell>
              <table:table-cell office:value-type="float" office:value="997.8">
                <text:p>99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/>
      <style:graphic-properties draw:stroke="none" draw:fill-color="#aedff7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cm" svg:height="9.001cm" xlink:href="." xlink:type="simple" chart:class="chart:bar" chart:style-name="ch1">
        <chart:subtitle svg:x="0cm" svg:y="0cm" chart:style-name="ch2">
          <text:p/>
        </chart:subtitle>
        <chart:legend chart:legend-position="end" svg:x="14.468cm" svg:y="4.201cm" style:legend-expansion="high" chart:style-name="ch3"/>
        <chart:plot-area chart:style-name="ch4" chart:data-source-has-labels="both" svg:x="0.319cm" svg:y="0.18cm" svg:width="13.83cm" svg:height="8.641cm">
          <chart:coordinate-region svg:x="3.613cm" svg:y="0.18cm" svg:width="10.35cm" svg:height="7.994cm"/>
          <chart:axis chart:dimension="x" chart:name="primary-x" chart:style-name="ch5" chartooo:axis-type="auto">
            <chartooo:date-scale/>
            <chart:categories table:cell-range-address="local-table.$A$2:.$A$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0" chart:label-cell-address="local-table.$B$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Bermuda Jean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lusa Manga Curt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lusa Manga Long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ody Bebê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oné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alça Jean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lça Skinn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amisa Pol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amiseta Básic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amiseta Infanti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aqueta de Cour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aqueta Jean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cacã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eia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Moletom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oletom Infantil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aia Midi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Vestido Floral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estido Infantil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/>
      <style:graphic-properties draw:stroke="none" draw:fill-color="#e3d5d5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/>
      <style:graphic-properties draw:stroke="none" draw:fill-color="#f9c8c0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-color="#fdf5c9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/>
      <style:graphic-properties draw:stroke="none" draw:fill-color="#eaf6fb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/>
      <style:graphic-properties draw:stroke="none" draw:fill-color="#aedff7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/>
      <style:graphic-properties draw:stroke="none" draw:fill-color="#cdecc9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01cm" svg:height="9.001cm" xlink:href="." xlink:type="simple" chart:class="chart:bar" chart:style-name="ch1">
        <chart:subtitle svg:x="0cm" svg:y="0cm" chart:style-name="ch2">
          <text:p/>
        </chart:subtitle>
        <chart:legend chart:legend-position="end" svg:x="13.218cm" svg:y="2.956cm" style:legend-expansion="high" chart:style-name="ch3"/>
        <chart:plot-area chart:style-name="ch4" chart:data-source-has-labels="both" svg:x="0.211cm" svg:y="1.079cm" svg:width="12.554cm" svg:height="7.734cm">
          <chart:coordinate-region svg:x="1.203cm" svg:y="1.278cm" svg:width="11.562cm" svg:height="6.88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series chart:style-name="ch13" chart:values-cell-range-address="local-table.$G$2:.$G$5" chart:label-cell-address="local-table.$G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o-Oeste</text:p>
              </table:table-cell>
              <table:table-cell office:value-type="string">
                <text:p>Nordeste</text:p>
              </table:table-cell>
              <table:table-cell office:value-type="string">
                <text:p>Norte</text:p>
              </table:table-cell>
              <table:table-cell office:value-type="string">
                <text:p>Sud</text:p>
              </table:table-cell>
              <table:table-cell office:value-type="string">
                <text:p>Sudeste</text:p>
              </table:table-cell>
              <table:table-cell office:value-type="string">
                <text:p>Sul</text:p>
              </table:table-cell>
            </table:table-row>
          </table:table-header-rows>
          <table:table-rows>
            <table:table-row>
              <table:table-cell office:value-type="string">
                <text:p>Feminino</text:p>
              </table:table-cell>
              <table:table-cell office:value-type="float" office:value="998.4">
                <text:p>998.4</text:p>
              </table:table-cell>
              <table:table-cell office:value-type="float" office:value="1018.5">
                <text:p>1018.5</text:p>
              </table:table-cell>
              <table:table-cell office:value-type="float" office:value="848.6">
                <text:p>848.6</text:p>
              </table:table-cell>
              <table:table-cell office:value-type="float" office:value="NaN">
                <text:p>NaN</text:p>
              </table:table-cell>
              <table:table-cell office:value-type="float" office:value="649.1">
                <text:p>649.1</text:p>
              </table:table-cell>
              <table:table-cell office:value-type="float" office:value="469.4">
                <text:p>469.4</text:p>
              </table:table-cell>
            </table:table-row>
            <table:table-row>
              <table:table-cell office:value-type="string">
                <text:p>Infantil</text:p>
              </table:table-cell>
              <table:table-cell office:value-type="float" office:value="319.4">
                <text:p>319.4</text:p>
              </table:table-cell>
              <table:table-cell office:value-type="float" office:value="553.8">
                <text:p>553.8</text:p>
              </table:table-cell>
              <table:table-cell office:value-type="float" office:value="119.7">
                <text:p>119.7</text:p>
              </table:table-cell>
              <table:table-cell office:value-type="float" office:value="NaN">
                <text:p>NaN</text:p>
              </table:table-cell>
              <table:table-cell office:value-type="float" office:value="578.7">
                <text:p>578.7</text:p>
              </table:table-cell>
              <table:table-cell office:value-type="float" office:value="269.3">
                <text:p>269.3</text:p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759">
                <text:p>759</text:p>
              </table:table-cell>
              <table:table-cell office:value-type="float" office:value="459.4">
                <text:p>459.4</text:p>
              </table:table-cell>
              <table:table-cell office:value-type="float" office:value="1038.6">
                <text:p>1038.6</text:p>
              </table:table-cell>
              <table:table-cell office:value-type="float" office:value="79.8">
                <text:p>79.8</text:p>
              </table:table-cell>
              <table:table-cell office:value-type="float" office:value="839.1">
                <text:p>839.1</text:p>
              </table:table-cell>
              <table:table-cell office:value-type="float" office:value="898.9">
                <text:p>898.9</text:p>
              </table:table-cell>
            </table:table-row>
            <table:table-row>
              <table:table-cell office:value-type="string">
                <text:p>Unissex</text:p>
              </table:table-cell>
              <table:table-cell office:value-type="float" office:value="808.1">
                <text:p>808.1</text:p>
              </table:table-cell>
              <table:table-cell office:value-type="float" office:value="1057.6">
                <text:p>1057.6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598.8">
                <text:p>598.8</text:p>
              </table:table-cell>
              <table:table-cell office:value-type="float" office:value="648.6">
                <text:p>64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a7c7e7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21cm" svg:height="5.109cm" xlink:href=".." xlink:type="simple" chart:class="chart:bar" chart:style-name="ch1">
        <chart:subtitle svg:x="0cm" svg:y="0cm" chart:style-name="ch2">
          <text:p/>
        </chart:subtitle>
        <chart:legend chart:legend-position="end" svg:x="7.92cm" svg:y="2.255cm" style:legend-expansion="high" chart:style-name="ch3"/>
        <chart:plot-area chart:style-name="ch4" table:cell-range-address="resumo.A14:resumo.C17" chart:data-source-has-labels="both" svg:x="0.208cm" svg:y="0.102cm" svg:width="7.504cm" svg:height="4.905cm">
          <chart:coordinate-region svg:x="0.829cm" svg:y="0.301cm" svg:width="6.883cm" svg:height="3.263cm"/>
          <chart:axis chart:dimension="x" chart:name="primary-x" chart:style-name="ch5" chartooo:axis-type="auto">
            <chartooo:date-scale/>
            <chart:categories table:cell-range-address="resumo.A15:resumo.B17"/>
          </chart:axis>
          <chart:axis chart:dimension="y" chart:name="primary-y" chart:style-name="ch6"/>
          <chart:series chart:style-name="ch7" chart:values-cell-range-address="resumo.C15:resumo.C17" chart:label-cell-address="resumo.C14:resumo.C1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</text:p>
                <draw:g>
                  <svg:desc>resumo.C14:resumo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🥇 1º  Meia</text:p>
                <text:list>
                  <text:list-item>
                    <text:p>🥇 1º </text:p>
                  </text:list-item>
                  <text:list-item>
                    <text:p>Meia</text:p>
                  </text:list-item>
                </text:list>
                <draw:g>
                  <svg:desc>resumo.A15:resumo.B17</svg:desc>
                </draw:g>
              </table:table-cell>
              <table:table-cell office:value-type="float" office:value="35">
                <text:p>35</text:p>
                <draw:g>
                  <svg:desc>resumo.C15:resumo.C17</svg:desc>
                </draw:g>
              </table:table-cell>
            </table:table-row>
            <table:table-row>
              <table:table-cell office:value-type="string">
                <text:p>🥈 2º  Boné</text:p>
                <text:list>
                  <text:list-item>
                    <text:p>🥈 2º </text:p>
                  </text:list-item>
                  <text:list-item>
                    <text:p>Boné</text:p>
                  </text:list-item>
                </text:list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🥉 3º  Camiseta Básica</text:p>
                <text:list>
                  <text:list-item>
                    <text:p>🥉 3º </text:p>
                  </text:list-item>
                  <text:list-item>
                    <text:p>Camiseta Básica</text:p>
                  </text:list-item>
                </text:list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a7c7e7"/>
    </style:style>
    <style:style style:name="ch10" style:family="chart">
      <style:chart-properties chart:solid-type="cuboid"/>
      <style:graphic-properties draw:fill-color="#fadadd"/>
    </style:style>
    <style:style style:name="ch11" style:family="chart">
      <style:chart-properties chart:solid-type="cuboid"/>
      <style:graphic-properties draw:fill-color="#fffacd"/>
    </style:style>
    <style:style style:name="ch12" style:family="chart">
      <style:chart-properties chart:solid-type="cuboid"/>
      <style:graphic-properties draw:fill-color="#b8e2d3"/>
    </style:style>
    <style:style style:name="ch13" style:family="chart">
      <style:chart-properties chart:solid-type="cuboid"/>
      <style:graphic-properties draw:fill-color="#d7cfef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7.593cm" svg:height="5.59cm" xlink:href=".." xlink:type="simple" chart:class="chart:circle" chart:style-name="ch1">
        <chart:subtitle svg:x="0cm" svg:y="0cm" chart:style-name="ch2">
          <text:p/>
        </chart:subtitle>
        <chart:legend chart:legend-position="end" svg:x="4.801cm" svg:y="1.5cm" style:legend-expansion="high" chart:style-name="ch3"/>
        <chart:plot-area chart:style-name="ch4" table:cell-range-address="resumo.C25:resumo.D31" chart:data-source-has-labels="both" svg:x="0.151cm" svg:y="0.111cm" svg:width="4.499cm" svg:height="5.368cm">
          <chart:coordinate-region svg:x="0.151cm" svg:y="0.546cm" svg:width="4.499cm" svg:height="4.499cm"/>
          <chart:axis chart:dimension="x" chart:name="primary-x" chart:style-name="ch5" chartooo:axis-type="auto">
            <chartooo:date-scale/>
            <chart:categories table:cell-range-address="resumo.C27:resumo.C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mo.D27:resumo.D31" chart:label-cell-address="resumo.D25:resumo.D2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ta total</text:p>
                <text:list>
                  <text:list-item>
                    <text:p/>
                  </text:list-item>
                  <text:list-item>
                    <text:p>Receita total</text:p>
                  </text:list-item>
                </text:list>
                <draw:g>
                  <svg:desc>resumo.D25:resumo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o-Oeste</text:p>
                <draw:g>
                  <svg:desc>resumo.C27:resumo.C31</svg:desc>
                </draw:g>
              </table:table-cell>
              <table:table-cell office:value-type="float" office:value="2884.9">
                <text:p>2884.9</text:p>
                <draw:g>
                  <svg:desc>resumo.D27:resumo.D31</svg:desc>
                </draw:g>
              </table:table-cell>
            </table:table-row>
            <table:table-row>
              <table:table-cell office:value-type="string">
                <text:p>Nordeste</text:p>
              </table:table-cell>
              <table:table-cell office:value-type="float" office:value="3089.3">
                <text:p>3089.3</text:p>
              </table:table-cell>
            </table:table-row>
            <table:table-row>
              <table:table-cell office:value-type="string">
                <text:p>Norte</text:p>
              </table:table-cell>
              <table:table-cell office:value-type="float" office:value="2445.9">
                <text:p>2445.9</text:p>
              </table:table-cell>
            </table:table-row>
            <table:table-row>
              <table:table-cell office:value-type="string">
                <text:p>Sudeste</text:p>
              </table:table-cell>
              <table:table-cell office:value-type="float" office:value="2745.5">
                <text:p>2745.5</text:p>
              </table:table-cell>
            </table:table-row>
            <table:table-row>
              <table:table-cell office:value-type="string">
                <text:p>Sul</text:p>
              </table:table-cell>
              <table:table-cell office:value-type="float" office:value="2286.2">
                <text:p>228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